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2" style:family="paragraph" style:parent-style-name="Standard">
      <style:text-properties fo:color="#ce181e" loext:opacity="100%" style:font-name="DejaVu Sans" fo:font-size="11pt" fo:font-weight="normal" officeooo:rsid="004fe93a" officeooo:paragraph-rsid="004fe93a" style:font-size-asian="11pt" style:font-weight-asian="normal" style:font-size-complex="11pt" style:font-weight-complex="normal"/>
    </style:style>
    <style:style style:name="P3" style:family="paragraph" style:parent-style-name="Standard">
      <style:text-properties fo:color="#ce181e" loext:opacity="100%" style:font-name="DejaVu Sans" fo:font-size="11pt" fo:font-weight="normal" officeooo:rsid="004fe93a" officeooo:paragraph-rsid="00c30aa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/>
      <style:text-properties style:use-window-font-color="true" loext:opacity="0%" style:font-name="DejaVu Sans" fo:font-size="12pt" officeooo:rsid="001444aa" officeooo:paragraph-rsid="007211a5" style:font-size-asian="12pt" style:font-size-complex="12pt"/>
    </style:style>
    <style:style style:name="P5" style:family="paragraph" style:parent-style-name="Standard">
      <style:paragraph-properties fo:line-height="115%"/>
      <style:text-properties style:use-window-font-color="true" loext:opacity="0%" style:font-name="DejaVu Sans" fo:font-size="12pt" officeooo:rsid="001444aa" officeooo:paragraph-rsid="00c30aa1" style:font-size-asian="12pt" style:font-size-complex="12pt"/>
    </style:style>
    <style:style style:name="P6" style:family="paragraph" style:parent-style-name="Standard">
      <style:text-properties style:use-window-font-color="true" loext:opacity="0%" style:font-name="DejaVu Sans" fo:font-size="11pt" officeooo:paragraph-rsid="0050996a" style:font-size-asian="11pt" style:font-size-complex="11pt"/>
    </style:style>
    <style:style style:name="P7" style:family="paragraph" style:parent-style-name="Standard">
      <style:text-properties style:use-window-font-color="true" loext:opacity="0%" style:font-name="DejaVu Sans" fo:font-size="11pt" officeooo:paragraph-rsid="00c30aa1" style:font-size-asian="11pt" style:font-size-complex="11pt"/>
    </style:style>
    <style:style style:name="P8" style:family="paragraph" style:parent-style-name="Standard">
      <style:text-properties style:use-window-font-color="true" loext:opacity="0%" style:font-name="DejaVu Sans" fo:font-size="11pt" fo:font-weight="normal" officeooo:rsid="004d8da7" officeooo:paragraph-rsid="004fe93a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use-window-font-color="true" loext:opacity="0%" style:font-name="DejaVu Sans" fo:font-size="11pt" fo:font-weight="normal" officeooo:rsid="004d8da7" officeooo:paragraph-rsid="00c30aa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15%"/>
      <style:text-properties fo:font-variant="normal" fo:text-transform="none" fo:color="#ce181e" loext:opacity="100%" style:font-name="DejaVu Sans" fo:font-size="11pt" style:text-underline-style="none" fo:font-weight="normal" officeooo:rsid="002b2b2c" officeooo:paragraph-rsid="007211a5" style:font-name-asian="Liberation Serif1" style:font-size-asian="11pt" style:font-weight-asian="normal" style:font-name-complex="Liberation Serif1" style:font-size-complex="11pt" style:font-weight-complex="normal"/>
    </style:style>
    <style:style style:name="P11" style:family="paragraph" style:parent-style-name="Standard">
      <style:paragraph-properties fo:line-height="115%"/>
      <style:text-properties fo:font-variant="normal" fo:text-transform="none" fo:color="#ce181e" loext:opacity="100%" style:font-name="DejaVu Sans" fo:font-size="11pt" style:text-underline-style="none" fo:font-weight="normal" officeooo:rsid="002b2b2c" officeooo:paragraph-rsid="00c30aa1" style:font-name-asian="Liberation Serif1" style:font-size-asian="11pt" style:font-weight-asian="normal" style:font-name-complex="Liberation Serif1" style:font-size-complex="11pt" style:font-weight-complex="normal"/>
    </style:style>
    <style:style style:name="P12" style:family="paragraph" style:parent-style-name="Standard">
      <style:text-properties style:font-name="DejaVu Sans" fo:font-size="10pt" officeooo:rsid="002f2253" officeooo:paragraph-rsid="004101f8" style:font-size-asian="10pt" style:font-size-complex="10pt"/>
    </style:style>
    <style:style style:name="P13" style:family="paragraph" style:parent-style-name="Standard">
      <style:text-properties style:font-name="DejaVu Sans" fo:font-size="10pt" officeooo:rsid="002f2253" officeooo:paragraph-rsid="00c30aa1" style:font-size-asian="10pt" style:font-size-complex="10pt"/>
    </style:style>
    <style:style style:name="P14" style:family="paragraph" style:parent-style-name="Standard">
      <style:text-properties style:font-name="DejaVu Sans" fo:font-size="10pt" officeooo:paragraph-rsid="004f5033" style:font-size-asian="10pt" style:font-size-complex="10pt"/>
    </style:style>
    <style:style style:name="P15" style:family="paragraph" style:parent-style-name="Standard">
      <style:text-properties style:font-name="DejaVu Sans" fo:font-size="10pt" officeooo:rsid="0013bf4c" officeooo:paragraph-rsid="006387a8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DejaVu Sans" fo:font-size="10pt" officeooo:rsid="0013bf4c" officeooo:paragraph-rsid="0013bf4c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DejaVu Sans" fo:font-size="10pt" officeooo:rsid="0013bf4c" officeooo:paragraph-rsid="00c30aa1" style:font-size-asian="10pt" style:font-size-complex="10pt"/>
    </style:style>
    <style:style style:name="P18" style:family="paragraph" style:parent-style-name="Standard">
      <style:text-properties style:font-name="DejaVu Sans" fo:font-size="10pt" officeooo:rsid="0013bf4c" officeooo:paragraph-rsid="00c30aa1" style:font-size-asian="10pt" style:font-size-complex="10pt"/>
    </style:style>
    <style:style style:name="P19" style:family="paragraph" style:parent-style-name="Standard">
      <style:text-properties style:font-name="DejaVu Sans" fo:font-size="10pt" officeooo:rsid="001444aa" officeooo:paragraph-rsid="0017ea88" style:font-size-asian="10pt" style:font-size-complex="10pt"/>
    </style:style>
    <style:style style:name="P20" style:family="paragraph" style:parent-style-name="Standard">
      <style:text-properties style:font-name="DejaVu Sans" fo:font-size="10pt" officeooo:rsid="001444aa" officeooo:paragraph-rsid="00c30aa1" style:font-size-asian="10pt" style:font-size-complex="10pt"/>
    </style:style>
    <style:style style:name="P21" style:family="paragraph" style:parent-style-name="Standard">
      <style:text-properties style:font-name="DejaVu Sans" fo:font-size="10pt" officeooo:paragraph-rsid="005c1ce3" style:font-size-asian="10pt" style:font-size-complex="10pt"/>
    </style:style>
    <style:style style:name="P22" style:family="paragraph" style:parent-style-name="Standard">
      <style:text-properties style:font-name="DejaVu Sans" fo:font-size="10pt" officeooo:paragraph-rsid="005f45d4" style:font-size-asian="10pt" style:font-size-complex="10pt"/>
    </style:style>
    <style:style style:name="P23" style:family="paragraph" style:parent-style-name="Standard">
      <style:text-properties style:font-name="DejaVu Sans" fo:font-size="10pt" officeooo:paragraph-rsid="00c30aa1" style:font-size-asian="10pt" style:font-size-complex="10pt"/>
    </style:style>
    <style:style style:name="P24" style:family="paragraph" style:parent-style-name="Standard">
      <style:text-properties style:font-name="DejaVu Sans" fo:font-size="10pt" fo:font-weight="normal" officeooo:rsid="004d8da7" officeooo:paragraph-rsid="004ae318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DejaVu Sans" fo:font-size="10pt" fo:font-weight="normal" officeooo:rsid="004d8da7" officeooo:paragraph-rsid="00c30aa1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DejaVu Sans" fo:font-size="10pt" fo:font-weight="normal" officeooo:rsid="001b1318" officeooo:paragraph-rsid="004f5033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DejaVu Sans" fo:font-size="10pt" fo:font-weight="normal" officeooo:rsid="001b1318" officeooo:paragraph-rsid="00c30aa1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DejaVu Sans" fo:font-size="10pt" fo:font-weight="normal" officeooo:rsid="001444aa" officeooo:paragraph-rsid="001444aa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DejaVu Sans" fo:font-size="10pt" fo:font-weight="normal" officeooo:rsid="001444aa" officeooo:paragraph-rsid="00c30aa1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DejaVu Sans" fo:font-size="10pt" style:text-underline-style="none" officeooo:rsid="001eda6a" officeooo:paragraph-rsid="001444aa" style:font-size-asian="10pt" style:font-size-complex="10pt"/>
    </style:style>
    <style:style style:name="P31" style:family="paragraph" style:parent-style-name="Standard">
      <style:text-properties style:font-name="DejaVu Sans" fo:font-size="10pt" style:text-underline-style="none" officeooo:rsid="001eda6a" officeooo:paragraph-rsid="00c30aa1" style:font-size-asian="10pt" style:font-size-complex="10pt"/>
    </style:style>
    <style:style style:name="P32" style:family="paragraph" style:parent-style-name="Standard">
      <style:text-properties style:font-name="DejaVu Sans" officeooo:rsid="001444aa" officeooo:paragraph-rsid="001444aa"/>
    </style:style>
    <style:style style:name="P33" style:family="paragraph" style:parent-style-name="Standard">
      <style:text-properties style:font-name="DejaVu Sans" officeooo:rsid="001444aa" officeooo:paragraph-rsid="00c30aa1"/>
    </style:style>
    <style:style style:name="P34" style:family="paragraph" style:parent-style-name="Standard">
      <style:text-properties style:font-name="DejaVu Sans" fo:font-size="11pt" officeooo:rsid="001444aa" officeooo:paragraph-rsid="001444aa" style:font-size-asian="11pt" style:font-size-complex="11pt"/>
    </style:style>
    <style:style style:name="P35" style:family="paragraph" style:parent-style-name="Standard">
      <style:text-properties style:font-name="DejaVu Sans" fo:font-size="11pt" officeooo:rsid="001444aa" officeooo:paragraph-rsid="002b2b2c" style:font-size-asian="11pt" style:font-size-complex="11pt"/>
    </style:style>
    <style:style style:name="P36" style:family="paragraph" style:parent-style-name="Standard">
      <style:text-properties style:font-name="DejaVu Sans" fo:font-size="11pt" officeooo:rsid="001444aa" officeooo:paragraph-rsid="002cb910" style:font-size-asian="11pt" style:font-size-complex="11pt"/>
    </style:style>
    <style:style style:name="P37" style:family="paragraph" style:parent-style-name="Standard">
      <style:paragraph-properties fo:line-height="115%"/>
      <style:text-properties style:font-name="DejaVu Sans" fo:font-size="11pt" officeooo:rsid="001444aa" officeooo:paragraph-rsid="0072ee7e" style:font-size-asian="11pt" style:font-size-complex="11pt"/>
    </style:style>
    <style:style style:name="P38" style:family="paragraph" style:parent-style-name="Standard">
      <style:paragraph-properties fo:line-height="115%"/>
      <style:text-properties style:font-name="DejaVu Sans" fo:font-size="11pt" officeooo:rsid="001444aa" officeooo:paragraph-rsid="00c30aa1" style:font-size-asian="11pt" style:font-size-complex="11pt"/>
    </style:style>
    <style:style style:name="P39" style:family="paragraph" style:parent-style-name="Standard">
      <style:text-properties style:font-name="DejaVu Sans" fo:font-size="11pt" officeooo:rsid="001444aa" officeooo:paragraph-rsid="00c30aa1" style:font-size-asian="11pt" style:font-size-complex="11pt"/>
    </style:style>
    <style:style style:name="P40" style:family="paragraph" style:parent-style-name="Standard">
      <style:text-properties style:font-name="DejaVu Sans" fo:font-size="11pt" officeooo:paragraph-rsid="004f5033" style:font-size-asian="11pt" style:font-size-complex="11pt"/>
    </style:style>
    <style:style style:name="P41" style:family="paragraph" style:parent-style-name="Standard">
      <style:text-properties style:font-name="DejaVu Sans" fo:font-size="11pt" officeooo:paragraph-rsid="00584148" style:font-size-asian="11pt" style:font-size-complex="11pt"/>
    </style:style>
    <style:style style:name="P42" style:family="paragraph" style:parent-style-name="Standard">
      <style:text-properties style:font-name="DejaVu Sans" fo:font-size="11pt" officeooo:paragraph-rsid="00591e81" style:font-size-asian="11pt" style:font-size-complex="11pt"/>
    </style:style>
    <style:style style:name="P43" style:family="paragraph" style:parent-style-name="Standard">
      <style:text-properties style:font-name="DejaVu Sans" fo:font-size="11pt" officeooo:paragraph-rsid="00599cd0" style:font-size-asian="11pt" style:font-size-complex="11pt"/>
    </style:style>
    <style:style style:name="P44" style:family="paragraph" style:parent-style-name="Standard">
      <style:text-properties style:font-name="DejaVu Sans" fo:font-size="11pt" officeooo:paragraph-rsid="00611537" style:font-size-asian="11pt" style:font-size-complex="11pt"/>
    </style:style>
    <style:style style:name="P45" style:family="paragraph" style:parent-style-name="Standard">
      <style:text-properties style:font-name="DejaVu Sans" fo:font-size="11pt" officeooo:paragraph-rsid="005c1ce3" style:font-size-asian="11pt" style:font-size-complex="11pt"/>
    </style:style>
    <style:style style:name="P46" style:family="paragraph" style:parent-style-name="Standard">
      <style:text-properties style:font-name="DejaVu Sans" fo:font-size="11pt" officeooo:paragraph-rsid="006c211a" style:font-size-asian="11pt" style:font-size-complex="11pt"/>
    </style:style>
    <style:style style:name="P47" style:family="paragraph" style:parent-style-name="Standard">
      <style:text-properties style:font-name="DejaVu Sans" fo:font-size="11pt" officeooo:paragraph-rsid="004fe93a" style:font-size-asian="11pt" style:font-size-complex="11pt"/>
    </style:style>
    <style:style style:name="P48" style:family="paragraph" style:parent-style-name="Standard">
      <style:text-properties style:font-name="DejaVu Sans" fo:font-size="11pt" officeooo:paragraph-rsid="00c30aa1" style:font-size-asian="11pt" style:font-size-complex="11pt"/>
    </style:style>
    <style:style style:name="P49" style:family="paragraph" style:parent-style-name="Standard">
      <style:paragraph-properties fo:line-height="115%"/>
      <style:text-properties style:font-name="DejaVu Sans" fo:font-size="11pt" fo:font-weight="normal" officeooo:rsid="002b5f04" officeooo:paragraph-rsid="004f5033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line-height="115%"/>
      <style:text-properties style:font-name="DejaVu Sans" fo:font-size="11pt" fo:font-weight="normal" officeooo:rsid="002b5f04" officeooo:paragraph-rsid="00c30aa1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line-height="115%"/>
      <style:text-properties style:font-name="DejaVu Sans" fo:font-size="11pt" fo:font-weight="normal" officeooo:rsid="003a84a9" officeooo:paragraph-rsid="004f5033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line-height="115%"/>
      <style:text-properties style:font-name="DejaVu Sans" fo:font-size="11pt" fo:font-weight="normal" officeooo:rsid="003a84a9" officeooo:paragraph-rsid="00c30aa1" style:font-size-asian="11pt" style:font-weight-asian="normal" style:font-size-complex="11pt" style:font-weight-complex="normal"/>
    </style:style>
    <style:style style:name="P53" style:family="paragraph" style:parent-style-name="Standard">
      <style:text-properties style:font-name="DejaVu Sans" fo:font-size="11pt" fo:font-weight="normal" officeooo:rsid="004d8da7" officeooo:paragraph-rsid="004ae318" style:font-size-asian="11pt" style:font-weight-asian="normal" style:font-size-complex="11pt" style:font-weight-complex="normal"/>
    </style:style>
    <style:style style:name="P54" style:family="paragraph" style:parent-style-name="Standard">
      <style:text-properties style:font-name="DejaVu Sans" fo:font-size="11pt" fo:font-weight="normal" officeooo:rsid="004d8da7" officeooo:paragraph-rsid="004f5033" style:font-size-asian="11pt" style:font-weight-asian="normal" style:font-size-complex="11pt" style:font-weight-complex="normal"/>
    </style:style>
    <style:style style:name="P55" style:family="paragraph" style:parent-style-name="Standard">
      <style:text-properties style:font-name="DejaVu Sans" fo:font-size="11pt" fo:font-weight="normal" officeooo:rsid="004d8da7" officeooo:paragraph-rsid="00c30aa1" style:font-size-asian="11pt" style:font-weight-asian="normal" style:font-size-complex="11pt" style:font-weight-complex="normal"/>
    </style:style>
    <style:style style:name="P56" style:family="paragraph" style:parent-style-name="Standard">
      <style:text-properties style:font-name="DejaVu Sans" fo:font-size="11pt" fo:font-weight="bold" officeooo:rsid="002f2253" officeooo:paragraph-rsid="004ae318" style:font-size-asian="11pt" style:font-weight-asian="bold" style:font-size-complex="11pt" style:font-weight-complex="bold"/>
    </style:style>
    <style:style style:name="P57" style:family="paragraph" style:parent-style-name="Standard">
      <style:text-properties style:font-name="DejaVu Sans" fo:font-size="11pt" fo:font-weight="bold" officeooo:rsid="002f2253" officeooo:paragraph-rsid="00c30aa1" style:font-size-asian="11pt" style:font-weight-asian="bold" style:font-size-complex="11pt" style:font-weight-complex="bold"/>
    </style:style>
    <style:style style:name="P58" style:family="paragraph" style:parent-style-name="Standard">
      <style:text-properties style:font-name="DejaVu Sans" fo:font-size="11pt" style:text-underline-style="none" officeooo:rsid="002b1a4b" officeooo:paragraph-rsid="004f5033" style:font-size-asian="11pt" style:font-size-complex="11pt"/>
    </style:style>
    <style:style style:name="P59" style:family="paragraph" style:parent-style-name="Standard">
      <style:text-properties style:font-name="DejaVu Sans" fo:font-size="11pt" style:text-underline-style="none" officeooo:rsid="002b1a4b" officeooo:paragraph-rsid="00c30aa1" style:font-size-asian="11pt" style:font-size-complex="11pt"/>
    </style:style>
    <style:style style:name="P60" style:family="paragraph" style:parent-style-name="Standard">
      <style:text-properties style:font-name="DejaVu Sans" fo:font-size="11pt" style:text-underline-style="none" officeooo:rsid="001eda6a" officeooo:paragraph-rsid="004f5033" style:font-size-asian="11pt" style:font-size-complex="11pt"/>
    </style:style>
    <style:style style:name="P61" style:family="paragraph" style:parent-style-name="Standard">
      <style:text-properties style:font-name="DejaVu Sans" fo:font-size="11pt" style:text-underline-style="none" officeooo:rsid="001eda6a" officeooo:paragraph-rsid="00c30aa1" style:font-size-asian="11pt" style:font-size-complex="11pt"/>
    </style:style>
    <style:style style:name="P62" style:family="paragraph" style:parent-style-name="Standard">
      <style:text-properties style:font-name="DejaVu Sans" fo:font-size="11pt" style:text-underline-style="none" officeooo:rsid="00599cd0" officeooo:paragraph-rsid="00599cd0" style:font-size-asian="11pt" style:font-size-complex="11pt"/>
    </style:style>
    <style:style style:name="P63" style:family="paragraph" style:parent-style-name="Standard">
      <style:text-properties style:font-name="DejaVu Sans" fo:font-size="11pt" style:text-underline-style="none" officeooo:rsid="00599cd0" officeooo:paragraph-rsid="00c30aa1" style:font-size-asian="11pt" style:font-size-complex="11pt"/>
    </style:style>
    <style:style style:name="P64" style:family="paragraph" style:parent-style-name="Standard">
      <style:text-properties style:font-name="DejaVu Sans" fo:font-size="11pt" style:text-underline-style="none" officeooo:rsid="00397bdc" officeooo:paragraph-rsid="004f5033" style:font-size-asian="11pt" style:font-size-complex="11pt"/>
    </style:style>
    <style:style style:name="P65" style:family="paragraph" style:parent-style-name="Standard">
      <style:text-properties style:font-name="DejaVu Sans" fo:font-size="11pt" style:text-underline-style="none" officeooo:rsid="00397bdc" officeooo:paragraph-rsid="005c1ce3" style:font-size-asian="11pt" style:font-size-complex="11pt"/>
    </style:style>
    <style:style style:name="P66" style:family="paragraph" style:parent-style-name="Standard">
      <style:text-properties style:font-name="DejaVu Sans" fo:font-size="11pt" style:text-underline-style="none" officeooo:rsid="00397bdc" officeooo:paragraph-rsid="00c30aa1" style:font-size-asian="11pt" style:font-size-complex="11pt"/>
    </style:style>
    <style:style style:name="P67" style:family="paragraph" style:parent-style-name="Standard">
      <style:text-properties style:font-name="DejaVu Sans" fo:font-size="11pt" style:text-underline-style="none" officeooo:rsid="003ddabb" officeooo:paragraph-rsid="004f5033" style:font-size-asian="11pt" style:font-size-complex="11pt"/>
    </style:style>
    <style:style style:name="P68" style:family="paragraph" style:parent-style-name="Standard">
      <style:text-properties style:font-name="DejaVu Sans" fo:font-size="11pt" style:text-underline-style="none" officeooo:rsid="003ddabb" officeooo:paragraph-rsid="00c30aa1" style:font-size-asian="11pt" style:font-size-complex="11pt"/>
    </style:style>
    <style:style style:name="P69" style:family="paragraph" style:parent-style-name="Standard">
      <style:text-properties style:font-name="DejaVu Sans" fo:font-size="12pt" officeooo:rsid="002f2253" officeooo:paragraph-rsid="004101f8" style:font-size-asian="12pt" style:font-size-complex="12pt"/>
    </style:style>
    <style:style style:name="P70" style:family="paragraph" style:parent-style-name="Standard">
      <style:paragraph-properties fo:line-height="115%"/>
      <style:text-properties style:font-name="DejaVu Sans" fo:font-size="12pt" officeooo:rsid="002f2253" officeooo:paragraph-rsid="00460e55" style:font-size-asian="12pt" style:font-size-complex="12pt"/>
    </style:style>
    <style:style style:name="P71" style:family="paragraph" style:parent-style-name="Standard">
      <style:paragraph-properties fo:line-height="115%"/>
      <style:text-properties style:font-name="DejaVu Sans" fo:font-size="12pt" officeooo:rsid="002f2253" officeooo:paragraph-rsid="00471e30" style:font-size-asian="12pt" style:font-size-complex="12pt"/>
    </style:style>
    <style:style style:name="P72" style:family="paragraph" style:parent-style-name="Standard">
      <style:paragraph-properties fo:line-height="115%"/>
      <style:text-properties style:font-name="DejaVu Sans" fo:font-size="12pt" officeooo:rsid="002f2253" officeooo:paragraph-rsid="008c97ce" style:font-size-asian="12pt" style:font-size-complex="12pt"/>
    </style:style>
    <style:style style:name="P73" style:family="paragraph" style:parent-style-name="Standard">
      <style:paragraph-properties fo:line-height="115%"/>
      <style:text-properties style:font-name="DejaVu Sans" fo:font-size="12pt" officeooo:rsid="002f2253" officeooo:paragraph-rsid="00c24eef" style:font-size-asian="12pt" style:font-size-complex="12pt"/>
    </style:style>
    <style:style style:name="P74" style:family="paragraph" style:parent-style-name="Standard">
      <style:paragraph-properties fo:line-height="115%"/>
      <style:text-properties style:font-name="DejaVu Sans" fo:font-size="12pt" officeooo:rsid="002f2253" officeooo:paragraph-rsid="00c30aa1" style:font-size-asian="12pt" style:font-size-complex="12pt"/>
    </style:style>
    <style:style style:name="P75" style:family="paragraph" style:parent-style-name="Standard">
      <style:text-properties style:font-name="DejaVu Sans" fo:font-size="12pt" officeooo:rsid="002f2253" officeooo:paragraph-rsid="00c30aa1" style:font-size-asian="12pt" style:font-size-complex="12pt"/>
    </style:style>
    <style:style style:name="P76" style:family="paragraph" style:parent-style-name="Standard">
      <style:paragraph-properties fo:line-height="115%"/>
      <style:text-properties style:font-name="DejaVu Sans" fo:font-size="12pt" officeooo:rsid="0013bf4c" officeooo:paragraph-rsid="00a6462b" style:font-size-asian="12pt" style:font-size-complex="12pt"/>
    </style:style>
    <style:style style:name="P77" style:family="paragraph" style:parent-style-name="Standard">
      <style:paragraph-properties fo:line-height="115%"/>
      <style:text-properties style:font-name="DejaVu Sans" fo:font-size="12pt" officeooo:rsid="0013bf4c" officeooo:paragraph-rsid="00c24eef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DejaVu Sans" fo:font-size="12pt" officeooo:rsid="0013bf4c" officeooo:paragraph-rsid="00c30aa1" style:font-size-asian="12pt" style:font-size-complex="12pt"/>
    </style:style>
    <style:style style:name="P79" style:family="paragraph" style:parent-style-name="Standard">
      <style:text-properties style:font-name="DejaVu Sans" fo:font-size="12pt" officeooo:rsid="001444aa" officeooo:paragraph-rsid="001444aa" style:font-size-asian="12pt" style:font-size-complex="12pt"/>
    </style:style>
    <style:style style:name="P80" style:family="paragraph" style:parent-style-name="Standard">
      <style:paragraph-properties fo:line-height="115%" fo:text-align="justify" style:justify-single-word="false"/>
      <style:text-properties style:font-name="DejaVu Sans" fo:font-size="12pt" officeooo:rsid="001444aa" officeooo:paragraph-rsid="002b2b2c" style:font-size-asian="12pt" style:font-size-complex="12pt"/>
    </style:style>
    <style:style style:name="P81" style:family="paragraph" style:parent-style-name="Standard">
      <style:paragraph-properties fo:line-height="115%" fo:text-align="justify" style:justify-single-word="false"/>
      <style:text-properties style:font-name="DejaVu Sans" fo:font-size="12pt" officeooo:rsid="001444aa" officeooo:paragraph-rsid="004f5033" style:font-size-asian="12pt" style:font-size-complex="12pt"/>
    </style:style>
    <style:style style:name="P82" style:family="paragraph" style:parent-style-name="Standard">
      <style:paragraph-properties fo:line-height="115%" fo:text-align="justify" style:justify-single-word="false"/>
      <style:text-properties style:font-name="DejaVu Sans" fo:font-size="12pt" officeooo:rsid="001444aa" officeooo:paragraph-rsid="00ae3530" style:font-size-asian="12pt" style:font-size-complex="12pt"/>
    </style:style>
    <style:style style:name="P83" style:family="paragraph" style:parent-style-name="Standard">
      <style:paragraph-properties fo:line-height="115%" fo:text-align="justify" style:justify-single-word="false"/>
      <style:text-properties style:font-name="DejaVu Sans" fo:font-size="12pt" officeooo:rsid="001444aa" officeooo:paragraph-rsid="00af3e01" style:font-size-asian="12pt" style:font-size-complex="12pt"/>
    </style:style>
    <style:style style:name="P84" style:family="paragraph" style:parent-style-name="Standard">
      <style:paragraph-properties fo:line-height="115%" fo:text-align="justify" style:justify-single-word="false"/>
      <style:text-properties style:font-name="DejaVu Sans" fo:font-size="12pt" officeooo:rsid="001444aa" officeooo:paragraph-rsid="00c30aa1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DejaVu Sans" fo:font-size="12pt" officeooo:rsid="001444aa" officeooo:paragraph-rsid="004f5033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DejaVu Sans" fo:font-size="12pt" officeooo:rsid="001444aa" officeooo:paragraph-rsid="0084e5fc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DejaVu Sans" fo:font-size="12pt" officeooo:rsid="001444aa" officeooo:paragraph-rsid="00882ce4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DejaVu Sans" fo:font-size="12pt" officeooo:rsid="001444aa" officeooo:paragraph-rsid="00af3e01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DejaVu Sans" fo:font-size="12pt" officeooo:rsid="001444aa" officeooo:paragraph-rsid="00b0d540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DejaVu Sans" fo:font-size="12pt" officeooo:rsid="001444aa" officeooo:paragraph-rsid="00c30aa1" style:font-size-asian="12pt" style:font-size-complex="12pt"/>
    </style:style>
    <style:style style:name="P91" style:family="paragraph" style:parent-style-name="Standard">
      <style:text-properties style:font-name="DejaVu Sans" fo:font-size="12pt" officeooo:rsid="001444aa" officeooo:paragraph-rsid="004f5033" style:font-size-asian="12pt" style:font-size-complex="12pt"/>
    </style:style>
    <style:style style:name="P92" style:family="paragraph" style:parent-style-name="Standard">
      <style:text-properties style:font-name="DejaVu Sans" fo:font-size="12pt" officeooo:rsid="001444aa" officeooo:paragraph-rsid="00c30aa1" style:font-size-asian="12pt" style:font-size-complex="12pt"/>
    </style:style>
    <style:style style:name="P93" style:family="paragraph" style:parent-style-name="Standard">
      <style:paragraph-properties fo:line-height="115%"/>
      <style:text-properties style:font-name="DejaVu Sans" fo:font-size="12pt" officeooo:paragraph-rsid="0097e264" style:font-size-asian="12pt" style:font-size-complex="12pt"/>
    </style:style>
    <style:style style:name="P94" style:family="paragraph" style:parent-style-name="Standard">
      <style:paragraph-properties fo:line-height="115%"/>
      <style:text-properties style:font-name="DejaVu Sans" fo:font-size="12pt" officeooo:paragraph-rsid="00c30aa1" style:font-size-asian="12pt" style:font-size-complex="12pt"/>
    </style:style>
    <style:style style:name="P95" style:family="paragraph" style:parent-style-name="Standard">
      <style:paragraph-properties fo:line-height="115%"/>
      <style:text-properties style:font-name="DejaVu Sans" fo:font-size="12pt" fo:font-weight="bold" officeooo:rsid="002f2253" officeooo:paragraph-rsid="00c24eef" style:font-size-asian="12pt" style:font-weight-asian="bold" style:font-size-complex="12pt" style:font-weight-complex="bold"/>
    </style:style>
    <style:style style:name="P96" style:family="paragraph" style:parent-style-name="Standard">
      <style:paragraph-properties fo:line-height="115%"/>
      <style:text-properties style:font-name="DejaVu Sans" fo:font-size="12pt" fo:font-weight="bold" officeooo:rsid="002f2253" officeooo:paragraph-rsid="00c30aa1" style:font-size-asian="12pt" style:font-weight-asian="bold" style:font-size-complex="12pt" style:font-weight-complex="bold"/>
    </style:style>
    <style:style style:name="P97" style:family="paragraph" style:parent-style-name="Standard">
      <style:text-properties style:font-name="DejaVu Sans" fo:font-size="12pt" fo:font-weight="bold" officeooo:rsid="004ae318" officeooo:paragraph-rsid="004ae318" style:font-size-asian="12pt" style:font-weight-asian="bold" style:font-size-complex="12pt" style:font-weight-complex="bold"/>
    </style:style>
    <style:style style:name="P98" style:family="paragraph" style:parent-style-name="Standard">
      <style:text-properties style:font-name="DejaVu Sans" fo:font-size="12pt" fo:font-weight="bold" officeooo:rsid="004ae318" officeooo:paragraph-rsid="00c30aa1" style:font-size-asian="12pt" style:font-weight-asian="bold" style:font-size-complex="12pt" style:font-weight-complex="bold"/>
    </style:style>
    <style:style style:name="P99" style:family="paragraph" style:parent-style-name="Standard">
      <style:text-properties style:font-name="DejaVu Sans" fo:font-size="12pt" fo:font-weight="bold" officeooo:rsid="001444aa" officeooo:paragraph-rsid="004f5033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line-height="115%"/>
      <style:text-properties style:font-name="DejaVu Sans" fo:font-size="12pt" fo:font-weight="bold" officeooo:rsid="001444aa" officeooo:paragraph-rsid="0097e264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line-height="115%"/>
      <style:text-properties style:font-name="DejaVu Sans" fo:font-size="12pt" fo:font-weight="bold" officeooo:rsid="001444aa" officeooo:paragraph-rsid="00ad4ee5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line-height="115%"/>
      <style:text-properties style:font-name="DejaVu Sans" fo:font-size="12pt" fo:font-weight="bold" officeooo:rsid="001444aa" officeooo:paragraph-rsid="00c30aa1" style:font-size-asian="12pt" style:font-weight-asian="bold" style:font-size-complex="12pt" style:font-weight-complex="bold"/>
    </style:style>
    <style:style style:name="P103" style:family="paragraph" style:parent-style-name="Standard">
      <style:text-properties style:font-name="DejaVu Sans" fo:font-size="12pt" fo:font-weight="bold" officeooo:rsid="001444aa" officeooo:paragraph-rsid="00c30aa1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line-height="115%"/>
      <style:text-properties style:font-name="DejaVu Sans" fo:font-size="12pt" fo:font-weight="normal" officeooo:rsid="0044175f" officeooo:paragraph-rsid="004ae318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line-height="115%"/>
      <style:text-properties style:font-name="DejaVu Sans" fo:font-size="12pt" fo:font-weight="normal" officeooo:rsid="0044175f" officeooo:paragraph-rsid="00c30aa1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line-height="115%" fo:text-align="justify" style:justify-single-word="false"/>
      <style:text-properties style:font-name="DejaVu Sans" fo:font-size="12pt" fo:font-weight="normal" officeooo:rsid="001444aa" officeooo:paragraph-rsid="00277cc7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line-height="115%" fo:text-align="justify" style:justify-single-word="false"/>
      <style:text-properties style:font-name="DejaVu Sans" fo:font-size="12pt" fo:font-weight="normal" officeooo:rsid="001444aa" officeooo:paragraph-rsid="002b2b2c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line-height="115%" fo:text-align="justify" style:justify-single-word="false"/>
      <style:text-properties style:font-name="DejaVu Sans" fo:font-size="12pt" fo:font-weight="normal" officeooo:rsid="001444aa" officeooo:paragraph-rsid="00c30aa1" style:font-size-asian="12pt" style:font-weight-asian="normal" style:font-size-complex="12pt" style:font-weight-complex="normal"/>
    </style:style>
    <style:style style:name="P109" style:family="paragraph" style:parent-style-name="Standard">
      <style:text-properties fo:color="#c9211e" loext:opacity="100%" style:font-name="DejaVu Sans" fo:font-size="11pt" officeooo:paragraph-rsid="004f5033" style:font-size-asian="11pt" style:font-size-complex="11pt"/>
    </style:style>
    <style:style style:name="P110" style:family="paragraph" style:parent-style-name="Standard">
      <style:text-properties fo:color="#c9211e" loext:opacity="100%" style:font-name="DejaVu Sans" fo:font-size="11pt" officeooo:rsid="001444aa" officeooo:paragraph-rsid="009f5b21" style:font-size-asian="11pt" style:font-size-complex="11pt"/>
    </style:style>
    <style:style style:name="P111" style:family="paragraph" style:parent-style-name="Standard">
      <style:text-properties fo:color="#c9211e" loext:opacity="100%" style:font-name="DejaVu Sans" fo:font-size="11pt" officeooo:rsid="001444aa" officeooo:paragraph-rsid="00c30aa1" style:font-size-asian="11pt" style:font-size-complex="11pt"/>
    </style:style>
    <style:style style:name="P112" style:family="paragraph" style:parent-style-name="Standard">
      <style:text-properties fo:color="#c9211e" loext:opacity="100%" style:font-name="DejaVu Sans" fo:font-size="11pt" officeooo:paragraph-rsid="00c30aa1" style:font-size-asian="11pt" style:font-size-complex="11pt"/>
    </style:style>
    <style:style style:name="P113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" fo:font-size="12pt" officeooo:rsid="003f46ab" officeooo:paragraph-rsid="00b70ecc" style:font-size-asian="12pt" style:font-size-complex="12pt"/>
    </style:style>
    <style:style style:name="P114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" fo:font-size="12pt" officeooo:rsid="003f46ab" officeooo:paragraph-rsid="00c30aa1" style:font-size-asian="12pt" style:font-size-complex="12pt"/>
    </style:style>
    <style:style style:name="T1" style:family="text">
      <style:text-properties officeooo:rsid="001444aa"/>
    </style:style>
    <style:style style:name="T2" style:family="text">
      <style:text-properties officeooo:rsid="0014bb76"/>
    </style:style>
    <style:style style:name="T3" style:family="text">
      <style:text-properties officeooo:rsid="0016aca8"/>
    </style:style>
    <style:style style:name="T4" style:family="text">
      <style:text-properties officeooo:rsid="0017ea88"/>
    </style:style>
    <style:style style:name="T5" style:family="text">
      <style:text-properties officeooo:rsid="0019d520"/>
    </style:style>
    <style:style style:name="T6" style:family="text">
      <style:text-properties officeooo:rsid="001b1318"/>
    </style:style>
    <style:style style:name="T7" style:family="text">
      <style:text-properties officeooo:rsid="001c942b"/>
    </style:style>
    <style:style style:name="T8" style:family="text">
      <style:text-properties style:text-underline-style="solid" style:text-underline-width="auto" style:text-underline-color="font-color" officeooo:rsid="001b1318"/>
    </style:style>
    <style:style style:name="T9" style:family="text">
      <style:text-properties style:text-underline-style="solid" style:text-underline-width="auto" style:text-underline-color="font-color" officeooo:rsid="001eda6a"/>
    </style:style>
    <style:style style:name="T10" style:family="text">
      <style:text-properties style:text-underline-style="solid" style:text-underline-width="auto" style:text-underline-color="font-color" officeooo:rsid="002b1a4b"/>
    </style:style>
    <style:style style:name="T11" style:family="text">
      <style:text-properties style:text-underline-style="solid" style:text-underline-width="auto" style:text-underline-color="font-color" officeooo:rsid="002d9c22"/>
    </style:style>
    <style:style style:name="T12" style:family="text">
      <style:text-properties style:text-underline-style="solid" style:text-underline-width="auto" style:text-underline-color="font-color" officeooo:rsid="00397bdc"/>
    </style:style>
    <style:style style:name="T13" style:family="text">
      <style:text-properties style:text-underline-style="solid" style:text-underline-width="auto" style:text-underline-color="font-color" officeooo:rsid="003ddabb"/>
    </style:style>
    <style:style style:name="T14" style:family="text">
      <style:text-properties style:text-underline-style="solid" style:text-underline-width="auto" style:text-underline-color="font-color" fo:font-weight="normal" officeooo:rsid="001b1318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0591e81"/>
    </style:style>
    <style:style style:name="T16" style:family="text">
      <style:text-properties style:text-underline-style="solid" style:text-underline-width="auto" style:text-underline-color="font-color" officeooo:rsid="00599cd0"/>
    </style:style>
    <style:style style:name="T17" style:family="text">
      <style:text-properties style:text-underline-style="solid" style:text-underline-width="auto" style:text-underline-color="font-color" officeooo:rsid="005c1ce3"/>
    </style:style>
    <style:style style:name="T18" style:family="text">
      <style:text-properties officeooo:rsid="001eda6a"/>
    </style:style>
    <style:style style:name="T19" style:family="text">
      <style:text-properties style:text-underline-style="none" officeooo:rsid="001eda6a"/>
    </style:style>
    <style:style style:name="T20" style:family="text">
      <style:text-properties style:text-underline-style="none" officeooo:rsid="002b1a4b"/>
    </style:style>
    <style:style style:name="T21" style:family="text">
      <style:text-properties style:text-underline-style="none" officeooo:rsid="00397bdc"/>
    </style:style>
    <style:style style:name="T22" style:family="text">
      <style:text-properties style:text-underline-style="none" officeooo:rsid="003ddabb"/>
    </style:style>
    <style:style style:name="T23" style:family="text">
      <style:text-properties style:text-underline-style="none" officeooo:rsid="001444aa"/>
    </style:style>
    <style:style style:name="T24" style:family="text">
      <style:text-properties style:text-underline-style="none" officeooo:rsid="00591e81"/>
    </style:style>
    <style:style style:name="T25" style:family="text">
      <style:text-properties style:text-underline-style="none" officeooo:rsid="00599cd0"/>
    </style:style>
    <style:style style:name="T26" style:family="text">
      <style:text-properties style:text-underline-style="none" officeooo:rsid="005c1ce3"/>
    </style:style>
    <style:style style:name="T27" style:family="text">
      <style:text-properties style:text-underline-style="none" officeooo:rsid="005e553e"/>
    </style:style>
    <style:style style:name="T28" style:family="text">
      <style:text-properties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29" style:family="text">
      <style:text-properties officeooo:rsid="0022125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7ea88" style:font-weight-asian="bold" style:font-weight-complex="bold"/>
    </style:style>
    <style:style style:name="T32" style:family="text">
      <style:text-properties fo:font-weight="bold" officeooo:rsid="002b2b2c" style:font-weight-asian="bold" style:font-weight-complex="bold"/>
    </style:style>
    <style:style style:name="T33" style:family="text">
      <style:text-properties fo:font-weight="bold" officeooo:rsid="004ae318" style:font-weight-asian="bold" style:font-weight-complex="bold"/>
    </style:style>
    <style:style style:name="T34" style:family="text">
      <style:text-properties fo:font-weight="bold" officeooo:rsid="004f5033" style:font-weight-asian="bold" style:font-weight-complex="bold"/>
    </style:style>
    <style:style style:name="T35" style:family="text">
      <style:text-properties fo:font-weight="bold" officeooo:rsid="001444aa" style:font-weight-asian="bold" style:font-weight-complex="bold"/>
    </style:style>
    <style:style style:name="T36" style:family="text">
      <style:text-properties officeooo:rsid="002b1a4b"/>
    </style:style>
    <style:style style:name="T37" style:family="text">
      <style:text-properties officeooo:rsid="002b2b2c"/>
    </style:style>
    <style:style style:name="T38" style:family="text">
      <style:text-properties fo:font-weight="normal" officeooo:rsid="001444aa" style:font-weight-asian="normal" style:font-weight-complex="normal"/>
    </style:style>
    <style:style style:name="T39" style:family="text">
      <style:text-properties fo:font-weight="normal" officeooo:rsid="003a84a9" style:font-weight-asian="normal" style:font-weight-complex="normal"/>
    </style:style>
    <style:style style:name="T40" style:family="text">
      <style:text-properties fo:font-weight="normal" officeooo:rsid="0044175f" style:font-weight-asian="normal" style:font-weight-complex="normal"/>
    </style:style>
    <style:style style:name="T41" style:family="text">
      <style:text-properties fo:font-weight="normal" officeooo:rsid="004101f8" style:font-weight-asian="normal" style:font-weight-complex="normal"/>
    </style:style>
    <style:style style:name="T42" style:family="text">
      <style:text-properties fo:font-weight="normal" officeooo:rsid="004d8da7" style:font-weight-asian="normal" style:font-weight-complex="normal"/>
    </style:style>
    <style:style style:name="T43" style:family="text">
      <style:text-properties fo:font-weight="normal" officeooo:rsid="001b1318" style:font-weight-asian="normal" style:font-weight-complex="normal"/>
    </style:style>
    <style:style style:name="T44" style:family="text">
      <style:text-properties fo:font-weight="normal" officeooo:rsid="004fe93a" style:font-weight-asian="normal" style:font-weight-complex="normal"/>
    </style:style>
    <style:style style:name="T45" style:family="text">
      <style:text-properties fo:font-weight="normal" officeooo:rsid="0050996a" style:font-weight-asian="normal" style:font-weight-complex="normal"/>
    </style:style>
    <style:style style:name="T46" style:family="text">
      <style:text-properties fo:font-weight="normal" officeooo:rsid="00c05c64" style:font-weight-asian="normal" style:font-weight-complex="normal"/>
    </style:style>
    <style:style style:name="T47" style:family="text">
      <style:text-properties fo:font-weight="normal" officeooo:rsid="0017ea88" style:font-name-asian="Liberation Serif1" style:font-weight-asian="normal" style:font-name-complex="Liberation Serif1" style:font-weight-complex="normal"/>
    </style:style>
    <style:style style:name="T48" style:family="text">
      <style:text-properties fo:font-weight="normal" officeooo:rsid="002b2b2c" style:font-name-asian="Liberation Serif1" style:font-weight-asian="normal" style:font-name-complex="Liberation Serif1" style:font-weight-complex="normal"/>
    </style:style>
    <style:style style:name="T49" style:family="text">
      <style:text-properties fo:font-weight="normal" officeooo:rsid="00397bdc" style:font-name-asian="Liberation Serif1" style:font-weight-asian="normal" style:font-name-complex="Liberation Serif1" style:font-weight-complex="normal"/>
    </style:style>
    <style:style style:name="T50" style:family="text">
      <style:text-properties officeooo:rsid="002d9c22"/>
    </style:style>
    <style:style style:name="T51" style:family="text">
      <style:text-properties fo:font-variant="small-caps" fo:font-weight="normal" officeooo:rsid="00397bdc" style:font-name-asian="Liberation Serif1" style:font-weight-asian="normal" style:font-name-complex="Liberation Serif1" style:font-weight-complex="normal"/>
    </style:style>
    <style:style style:name="T52" style:family="text">
      <style:text-properties officeooo:rsid="003ddabb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4f5033" style:font-style-asian="italic" style:font-style-complex="italic"/>
    </style:style>
    <style:style style:name="T55" style:family="text">
      <style:text-properties fo:font-style="italic" officeooo:rsid="004101f8" style:font-style-asian="italic" style:font-style-complex="italic"/>
    </style:style>
    <style:style style:name="T56" style:family="text">
      <style:text-properties fo:font-style="italic" officeooo:rsid="002b2b2c" style:font-style-asian="italic" style:font-style-complex="italic"/>
    </style:style>
    <style:style style:name="T57" style:family="text">
      <style:text-properties fo:font-style="italic" officeooo:rsid="00221256" style:font-style-asian="italic" style:font-style-complex="italic"/>
    </style:style>
    <style:style style:name="T58" style:family="text">
      <style:text-properties fo:font-style="italic" officeooo:rsid="002d9c22" style:font-style-asian="italic" style:font-style-complex="italic"/>
    </style:style>
    <style:style style:name="T59" style:family="text">
      <style:text-properties fo:font-style="italic" officeooo:rsid="00b88e05" style:font-style-asian="italic" style:font-style-complex="italic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4f5033" style:font-style-asian="italic" style:font-weight-asian="bold" style:font-style-complex="italic" style:font-weight-complex="bold"/>
    </style:style>
    <style:style style:name="T62" style:family="text">
      <style:text-properties fo:font-style="italic" fo:font-weight="normal" officeooo:rsid="0044175f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2b5f04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3a84a9" style:font-style-asian="italic" style:font-weight-asian="normal" style:font-style-complex="italic" style:font-weight-complex="normal"/>
    </style:style>
    <style:style style:name="T65" style:family="text">
      <style:text-properties fo:font-style="normal" officeooo:rsid="002b2b2c" style:font-style-asian="normal" style:font-style-complex="normal"/>
    </style:style>
    <style:style style:name="T66" style:family="text">
      <style:text-properties fo:font-style="normal" officeooo:rsid="006e418b" style:font-style-asian="normal" style:font-style-complex="normal"/>
    </style:style>
    <style:style style:name="T6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8" style:family="text">
      <style:text-properties officeooo:rsid="004101f8"/>
    </style:style>
    <style:style style:name="T69" style:family="text">
      <style:text-properties officeooo:rsid="0044175f"/>
    </style:style>
    <style:style style:name="T70" style:family="text">
      <style:text-properties officeooo:rsid="004ae318"/>
    </style:style>
    <style:style style:name="T71" style:family="text">
      <style:text-properties fo:color="#ce181e" loext:opacity="100%" fo:font-weight="normal" officeooo:rsid="004d8da7" style:font-weight-asian="normal" style:font-weight-complex="normal"/>
    </style:style>
    <style:style style:name="T72" style:family="text">
      <style:text-properties fo:color="#ce181e" loext:opacity="100%" fo:font-weight="normal" officeooo:rsid="004e5782" style:font-weight-asian="normal" style:font-weight-complex="normal"/>
    </style:style>
    <style:style style:name="T73" style:family="text">
      <style:text-properties fo:color="#ce181e" loext:opacity="100%" fo:font-weight="normal" officeooo:rsid="006c211a" style:font-weight-asian="normal" style:font-weight-complex="normal"/>
    </style:style>
    <style:style style:name="T74" style:family="text">
      <style:text-properties fo:color="#ce181e" loext:opacity="100%" fo:font-style="italic" fo:font-weight="normal" officeooo:rsid="004e5782" style:font-style-asian="italic" style:font-weight-asian="normal" style:font-style-complex="italic" style:font-weight-complex="normal"/>
    </style:style>
    <style:style style:name="T75" style:family="text">
      <style:text-properties fo:color="#ce181e" loext:opacity="100%" fo:font-style="italic" fo:font-weight="normal" officeooo:rsid="006c211a" style:font-style-asian="italic" style:font-weight-asian="normal" style:font-style-complex="italic" style:font-weight-complex="normal"/>
    </style:style>
    <style:style style:name="T76" style:family="text">
      <style:text-properties fo:color="#ce181e" loext:opacity="100%" fo:font-size="7pt" fo:font-weight="normal" officeooo:rsid="004fe93a" style:font-size-asian="7pt" style:font-weight-asian="normal" style:font-size-complex="7pt" style:font-weight-complex="normal"/>
    </style:style>
    <style:style style:name="T77" style:family="text">
      <style:text-properties fo:color="#ce181e" loext:opacity="100%" fo:font-size="7pt" fo:font-weight="normal" officeooo:rsid="004e5782" style:font-size-asian="7pt" style:font-weight-asian="normal" style:font-size-complex="7pt" style:font-weight-complex="normal"/>
    </style:style>
    <style:style style:name="T78" style:family="text">
      <style:text-properties fo:color="#ce181e" loext:opacity="100%" fo:font-size="7pt" fo:font-weight="normal" officeooo:rsid="004d8da7" style:font-size-asian="7pt" style:font-weight-asian="normal" style:font-size-complex="7pt" style:font-weight-complex="normal"/>
    </style:style>
    <style:style style:name="T79" style:family="text">
      <style:text-properties fo:color="#ce181e" loext:opacity="100%" fo:font-size="7pt" fo:font-style="italic" fo:font-weight="normal" officeooo:rsid="004fe93a" style:font-size-asian="7pt" style:font-style-asian="italic" style:font-weight-asian="normal" style:font-size-complex="7pt" style:font-style-complex="italic" style:font-weight-complex="normal"/>
    </style:style>
    <style:style style:name="T80" style:family="text">
      <style:text-properties fo:color="#ce181e" loext:opacity="100%" fo:font-size="7pt" fo:font-style="italic" fo:font-weight="normal" officeooo:rsid="004e5782" style:font-size-asian="7pt" style:font-style-asian="italic" style:font-weight-asian="normal" style:font-size-complex="7pt" style:font-style-complex="italic" style:font-weight-complex="normal"/>
    </style:style>
    <style:style style:name="T81" style:family="text">
      <style:text-properties fo:color="#ce181e" loext:opacity="100%" fo:font-size="7pt" fo:font-style="italic" fo:font-weight="normal" officeooo:rsid="006e418b" style:font-size-asian="7pt" style:font-style-asian="italic" style:font-weight-asian="normal" style:font-size-complex="7pt" style:font-style-complex="italic" style:font-weight-complex="normal"/>
    </style:style>
    <style:style style:name="T82" style:family="text">
      <style:text-properties fo:color="#ce181e" loext:opacity="100%" fo:font-size="7pt" style:text-underline-style="none" fo:font-weight="normal" officeooo:rsid="005f45d4" style:font-size-asian="7pt" style:font-weight-asian="normal" style:font-size-complex="7pt" style:font-weight-complex="normal"/>
    </style:style>
    <style:style style:name="T83" style:family="text">
      <style:text-properties fo:color="#ce181e" loext:opacity="100%" fo:font-size="7pt" style:text-underline-style="none" fo:font-weight="normal" officeooo:rsid="001444aa" style:font-size-asian="7pt" style:font-weight-asian="normal" style:font-size-complex="7pt" style:font-weight-complex="normal"/>
    </style:style>
    <style:style style:name="T84" style:family="text">
      <style:text-properties fo:color="#ce181e" loext:opacity="100%" fo:font-size="7pt" style:text-underline-style="none" fo:font-weight="normal" officeooo:rsid="0017ea88" style:font-size-asian="7pt" style:font-weight-asian="normal" style:font-size-complex="7pt" style:font-weight-complex="normal"/>
    </style:style>
    <style:style style:name="T85" style:family="text">
      <style:text-properties fo:color="#ce181e" loext:opacity="100%" fo:font-size="7pt" style:text-underline-style="none" fo:font-weight="normal" officeooo:rsid="005e553e" style:font-size-asian="7pt" style:font-weight-asian="normal" style:font-size-complex="7pt" style:font-weight-complex="normal"/>
    </style:style>
    <style:style style:name="T86" style:family="text">
      <style:text-properties fo:color="#ce181e" loext:opacity="100%" fo:font-size="7pt" style:text-underline-style="none" officeooo:rsid="0077bd29" style:font-size-asian="7pt" style:font-size-complex="7pt"/>
    </style:style>
    <style:style style:name="T87" style:family="text">
      <style:text-properties fo:color="#ce181e" loext:opacity="100%" fo:font-size="11pt" style:text-underline-style="none" fo:font-weight="normal" officeooo:rsid="001444aa" style:font-size-asian="11pt" style:font-weight-asian="normal" style:font-size-complex="11pt" style:font-weight-complex="normal"/>
    </style:style>
    <style:style style:name="T88" style:family="text">
      <style:text-properties fo:color="#ce181e" loext:opacity="100%" fo:font-size="11pt" style:text-underline-style="none" fo:font-weight="normal" officeooo:rsid="001eda6a" style:font-size-asian="11pt" style:font-weight-asian="normal" style:font-size-complex="11pt" style:font-weight-complex="normal"/>
    </style:style>
    <style:style style:name="T89" style:family="text">
      <style:text-properties fo:color="#ce181e" loext:opacity="100%" fo:font-size="11pt" style:text-underline-style="none" fo:font-weight="normal" officeooo:rsid="005e553e" style:font-size-asian="11pt" style:font-weight-asian="normal" style:font-size-complex="11pt" style:font-weight-complex="normal"/>
    </style:style>
    <style:style style:name="T90" style:family="text">
      <style:text-properties fo:color="#ce181e" loext:opacity="100%" fo:font-size="11pt" style:text-underline-style="none" fo:font-weight="normal" officeooo:rsid="00397bdc" style:font-name-asian="Liberation Serif1" style:font-size-asian="11pt" style:font-weight-asian="normal" style:font-name-complex="Liberation Serif1" style:font-size-complex="11pt" style:font-weight-complex="normal"/>
    </style:style>
    <style:style style:name="T91" style:family="text">
      <style:text-properties fo:color="#ce181e" loext:opacity="100%" fo:font-size="11pt" style:text-underline-style="solid" style:text-underline-width="auto" style:text-underline-color="font-color" fo:font-weight="normal" officeooo:rsid="005e553e" style:font-size-asian="11pt" style:font-weight-asian="normal" style:font-size-complex="11pt" style:font-weight-complex="normal"/>
    </style:style>
    <style:style style:name="T92" style:family="text">
      <style:text-properties fo:color="#ce181e" loext:opacity="100%" fo:font-size="6pt" fo:font-weight="normal" officeooo:rsid="004fe93a" style:font-size-asian="6pt" style:font-weight-asian="normal" style:font-size-complex="6pt" style:font-weight-complex="normal"/>
    </style:style>
    <style:style style:name="T93" style:family="text">
      <style:text-properties fo:color="#ce181e" loext:opacity="100%" fo:font-size="6pt" fo:font-style="italic" fo:font-weight="normal" officeooo:rsid="0050996a" style:font-size-asian="6pt" style:font-style-asian="italic" style:font-weight-asian="normal" style:font-size-complex="6pt" style:font-style-complex="italic" style:font-weight-complex="normal"/>
    </style:style>
    <style:style style:name="T94" style:family="text">
      <style:text-properties fo:font-variant="normal" fo:text-transform="none"/>
    </style:style>
    <style:style style:name="T95" style:family="text">
      <style:text-properties fo:font-variant="normal" fo:text-transform="none" fo:color="#ce181e" loext:opacity="100%"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96" style:family="text">
      <style:text-properties fo:font-variant="normal" fo:text-transform="none" style:use-window-font-color="true" loext:opacity="0%" fo:font-style="italic" style:text-underline-style="none" fo:font-weight="normal" officeooo:rsid="007211a5" style:font-name-asian="Liberation Serif1" style:font-style-asian="italic" style:font-weight-asian="normal" style:font-name-complex="Liberation Serif1" style:font-style-complex="italic" style:font-weight-complex="normal"/>
    </style:style>
    <style:style style:name="T97" style:family="text">
      <style:text-properties fo:font-variant="normal" fo:text-transform="none" style:use-window-font-color="true" loext:opacity="0%" fo:font-style="normal" style:text-underline-style="none" fo:font-weight="normal" officeooo:rsid="0072ee7e" style:font-name-asian="Liberation Serif1" style:font-style-asian="normal" style:font-weight-asian="normal" style:font-name-complex="Liberation Serif1" style:font-style-complex="normal" style:font-weight-complex="normal"/>
    </style:style>
    <style:style style:name="T98" style:family="text">
      <style:text-properties fo:font-variant="normal" fo:text-transform="none"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99" style:family="text">
      <style:text-properties fo:font-variant="normal" fo:text-transform="none" style:text-underline-style="none" fo:font-weight="normal" officeooo:rsid="001eda6a" style:font-name-asian="Liberation Serif1" style:font-weight-asian="normal" style:font-name-complex="Liberation Serif1" style:font-weight-complex="normal"/>
    </style:style>
    <style:style style:name="T100" style:family="text">
      <style:text-properties fo:font-variant="normal" fo:text-transform="none" style:text-underline-style="none" fo:font-weight="bold" officeooo:rsid="004ae318" style:font-name-asian="Liberation Serif1" style:font-weight-asian="bold" style:font-name-complex="Liberation Serif1" style:font-weight-complex="bold"/>
    </style:style>
    <style:style style:name="T101" style:family="text">
      <style:text-properties fo:font-variant="normal" fo:text-transform="none" style:text-underline-style="none" fo:font-weight="bold" officeooo:rsid="002b2b2c" style:font-name-asian="Liberation Serif1" style:font-weight-asian="bold" style:font-name-complex="Liberation Serif1" style:font-weight-complex="bold"/>
    </style:style>
    <style:style style:name="T102" style:family="text">
      <style:text-properties fo:font-variant="normal" fo:text-transform="none" fo:font-style="italic" style:text-underline-style="none" fo:font-weight="bold" officeooo:rsid="004f5033" style:font-name-asian="Liberation Serif1" style:font-style-asian="italic" style:font-weight-asian="bold" style:font-name-complex="Liberation Serif1" style:font-style-complex="italic" style:font-weight-complex="bold"/>
    </style:style>
    <style:style style:name="T103" style:family="text">
      <style:text-properties fo:font-variant="normal" fo:text-transform="none" fo:font-style="italic" style:text-underline-style="none" fo:font-weight="normal" officeooo:rsid="007211a5" style:font-name-asian="Liberation Serif1" style:font-style-asian="italic" style:font-weight-asian="normal" style:font-name-complex="Liberation Serif1" style:font-style-complex="italic" style:font-weight-complex="normal"/>
    </style:style>
    <style:style style:name="T104" style:family="text">
      <style:text-properties fo:font-variant="normal" fo:text-transform="none" fo:font-style="normal" style:text-underline-style="none" fo:font-weight="normal" officeooo:rsid="0072ee7e" style:font-name-asian="Liberation Serif1" style:font-style-asian="normal" style:font-weight-asian="normal" style:font-name-complex="Liberation Serif1" style:font-style-complex="normal" style:font-weight-complex="normal"/>
    </style:style>
    <style:style style:name="T105" style:family="text">
      <style:text-properties fo:font-variant="normal" fo:text-transform="none" style:text-underline-style="solid" style:text-underline-width="auto" style:text-underline-color="font-color" fo:font-weight="normal" officeooo:rsid="00397bdc" style:font-name-asian="Liberation Serif1" style:font-weight-asian="normal" style:font-name-complex="Liberation Serif1" style:font-weight-complex="normal"/>
    </style:style>
    <style:style style:name="T106" style:family="text">
      <style:text-properties fo:font-variant="normal" fo:text-transform="none" fo:font-weight="normal" officeooo:rsid="0017ea88" style:font-name-asian="Liberation Serif1" style:font-weight-asian="normal" style:font-name-complex="Liberation Serif1" style:font-weight-complex="normal"/>
    </style:style>
    <style:style style:name="T107" style:family="text">
      <style:text-properties fo:font-variant="normal" fo:text-transform="none" fo:font-weight="normal" officeooo:rsid="002b2b2c" style:font-name-asian="Liberation Serif1" style:font-weight-asian="normal" style:font-name-complex="Liberation Serif1" style:font-weight-complex="normal"/>
    </style:style>
    <style:style style:name="T108" style:family="text">
      <style:text-properties fo:font-variant="normal" fo:text-transform="none" fo:font-weight="normal" officeooo:rsid="003c74f3" style:font-name-asian="Liberation Serif1" style:font-weight-asian="normal" style:font-name-complex="Liberation Serif1" style:font-weight-complex="normal"/>
    </style:style>
    <style:style style:name="T109" style:family="text">
      <style:text-properties officeooo:rsid="004f5033"/>
    </style:style>
    <style:style style:name="T110" style:family="text">
      <style:text-properties officeooo:rsid="006aed5d"/>
    </style:style>
    <style:style style:name="T111" style:family="text">
      <style:text-properties officeooo:rsid="0017ea88" style:font-name-asian="Liberation Serif1" style:font-name-complex="Liberation Serif1"/>
    </style:style>
    <style:style style:name="T112" style:family="text">
      <style:text-properties officeooo:rsid="002b2b2c" style:font-name-asian="Liberation Serif1" style:font-name-complex="Liberation Serif1"/>
    </style:style>
    <style:style style:name="T113" style:family="text">
      <style:text-properties fo:font-size="12pt" fo:font-weight="bold" style:font-size-asian="12pt" style:font-weight-asian="bold" style:font-size-complex="12pt" style:font-weight-complex="bold"/>
    </style:style>
    <style:style style:name="T114" style:family="text">
      <style:text-properties fo:font-size="12pt" fo:font-weight="bold" officeooo:rsid="004f5033" style:font-size-asian="12pt" style:font-weight-asian="bold" style:font-size-complex="12pt" style:font-weight-complex="bold"/>
    </style:style>
    <style:style style:name="T115" style:family="text">
      <style:text-properties fo:font-size="12pt" fo:font-weight="bold" officeooo:rsid="0027611c" style:font-size-asian="12pt" style:font-weight-asian="bold" style:font-size-complex="12pt" style:font-weight-complex="bold"/>
    </style:style>
    <style:style style:name="T116" style:family="text">
      <style:text-properties fo:font-size="12pt" fo:font-weight="bold" officeooo:rsid="00277cc7" style:font-size-asian="12pt" style:font-weight-asian="bold" style:font-size-complex="12pt" style:font-weight-complex="bold"/>
    </style:style>
    <style:style style:name="T117" style:family="text">
      <style:text-properties fo:font-size="12pt" fo:font-weight="bold" officeooo:rsid="0017ea88" style:font-size-asian="12pt" style:font-weight-asian="bold" style:font-size-complex="12pt" style:font-weight-complex="bold"/>
    </style:style>
    <style:style style:name="T118" style:family="text">
      <style:text-properties fo:font-size="12pt" fo:font-style="italic" fo:font-weight="bold" officeooo:rsid="004f5033" style:font-size-asian="12pt" style:font-style-asian="italic" style:font-weight-asian="bold" style:font-size-complex="12pt" style:font-style-complex="italic" style:font-weight-complex="bold"/>
    </style:style>
    <style:style style:name="T119" style:family="text">
      <style:text-properties fo:font-size="8pt" style:font-size-asian="8pt" style:font-size-complex="8pt"/>
    </style:style>
    <style:style style:name="T120" style:family="text">
      <style:text-properties fo:font-size="8pt" officeooo:rsid="00b88e05" style:font-size-asian="8pt" style:font-size-complex="8pt"/>
    </style:style>
    <style:style style:name="T121" style:family="text">
      <style:text-properties fo:font-size="8pt" fo:font-style="italic" style:font-size-asian="8pt" style:font-style-asian="italic" style:font-size-complex="8pt" style:font-style-complex="italic"/>
    </style:style>
    <style:style style:name="T122" style:family="text">
      <style:text-properties fo:font-size="8pt" fo:font-style="italic" officeooo:rsid="00b88e05" style:font-size-asian="8pt" style:font-style-asian="italic" style:font-size-complex="8pt" style:font-style-complex="italic"/>
    </style:style>
    <style:style style:name="T123" style:family="text">
      <style:text-properties fo:font-size="11pt" style:text-underline-style="none" officeooo:rsid="001444aa" style:font-size-asian="11pt" style:font-size-complex="11pt"/>
    </style:style>
    <style:style style:name="T124" style:family="text">
      <style:text-properties fo:font-size="11pt" style:text-underline-style="none" officeooo:rsid="001eda6a" style:font-size-asian="11pt" style:font-size-complex="11pt"/>
    </style:style>
    <style:style style:name="T125" style:family="text">
      <style:text-properties fo:font-size="11pt" style:text-underline-style="none" officeooo:rsid="005e553e" style:font-size-asian="11pt" style:font-size-complex="11pt"/>
    </style:style>
    <style:style style:name="T126" style:family="text">
      <style:text-properties fo:font-size="11pt" style:text-underline-style="none" officeooo:rsid="005c1ce3" style:font-size-asian="11pt" style:font-size-complex="11pt"/>
    </style:style>
    <style:style style:name="T127" style:family="text">
      <style:text-properties fo:font-size="11pt" style:text-underline-style="none" fo:font-weight="normal" officeooo:rsid="00397bdc" style:font-name-asian="Liberation Serif1" style:font-size-asian="11pt" style:font-weight-asian="normal" style:font-name-complex="Liberation Serif1" style:font-size-complex="11pt" style:font-weight-complex="normal"/>
    </style:style>
    <style:style style:name="T128" style:family="text">
      <style:text-properties fo:font-size="11pt" style:text-underline-style="solid" style:text-underline-width="auto" style:text-underline-color="font-color" officeooo:rsid="005e553e" style:font-size-asian="11pt" style:font-size-complex="11pt"/>
    </style:style>
    <style:style style:name="T129" style:family="text">
      <style:text-properties fo:font-size="11pt" style:text-underline-style="solid" style:text-underline-width="auto" style:text-underline-color="font-color" officeooo:rsid="001c942b" style:font-size-asian="11pt" style:font-size-complex="11pt"/>
    </style:style>
    <style:style style:name="T130" style:family="text">
      <style:text-properties fo:font-size="11pt" style:text-underline-style="solid" style:text-underline-width="auto" style:text-underline-color="font-color" officeooo:rsid="001cede8" style:font-size-asian="11pt" style:font-size-complex="11pt"/>
    </style:style>
    <style:style style:name="T131" style:family="text">
      <style:text-properties fo:font-size="11pt" style:text-underline-style="solid" style:text-underline-width="auto" style:text-underline-color="font-color" officeooo:rsid="001eda6a" style:font-size-asian="11pt" style:font-size-complex="11pt"/>
    </style:style>
    <style:style style:name="T132" style:family="text">
      <style:text-properties fo:font-size="11pt" style:text-underline-style="solid" style:text-underline-width="auto" style:text-underline-color="font-color" officeooo:rsid="005c1ce3" style:font-size-asian="11pt" style:font-size-complex="11pt"/>
    </style:style>
    <style:style style:name="T133" style:family="text">
      <style:text-properties fo:font-size="11pt" style:text-underline-style="solid" style:text-underline-width="auto" style:text-underline-color="font-color" fo:font-weight="normal" officeooo:rsid="00265dad" style:font-size-asian="11pt" style:font-weight-asian="normal" style:font-size-complex="11pt" style:font-weight-complex="normal"/>
    </style:style>
    <style:style style:name="T134" style:family="text">
      <style:text-properties fo:font-size="11pt" style:font-size-asian="11pt" style:font-size-complex="11pt"/>
    </style:style>
    <style:style style:name="T135" style:family="text">
      <style:text-properties fo:font-size="11pt" officeooo:rsid="001c942b" style:font-size-asian="11pt" style:font-size-complex="11pt"/>
    </style:style>
    <style:style style:name="T136" style:family="text">
      <style:text-properties fo:font-size="11pt" officeooo:rsid="001444aa" style:font-size-asian="11pt" style:font-size-complex="11pt"/>
    </style:style>
    <style:style style:name="T137" style:family="text">
      <style:text-properties fo:font-size="11pt" officeooo:rsid="001cede8" style:font-size-asian="11pt" style:font-size-complex="11pt"/>
    </style:style>
    <style:style style:name="T138" style:family="text">
      <style:text-properties fo:font-size="11pt" officeooo:rsid="001eda6a" style:font-size-asian="11pt" style:font-size-complex="11pt"/>
    </style:style>
    <style:style style:name="T139" style:family="text">
      <style:text-properties fo:font-size="11pt" fo:font-weight="normal" officeooo:rsid="0044175f" style:font-size-asian="11pt" style:font-weight-asian="normal" style:font-size-complex="11pt" style:font-weight-complex="normal"/>
    </style:style>
    <style:style style:name="T140" style:family="text">
      <style:text-properties fo:font-size="11pt" fo:font-weight="normal" officeooo:rsid="004d8da7" style:font-size-asian="11pt" style:font-weight-asian="normal" style:font-size-complex="11pt" style:font-weight-complex="normal"/>
    </style:style>
    <style:style style:name="T141" style:family="text">
      <style:text-properties fo:font-size="11pt" fo:font-weight="normal" officeooo:rsid="0065723a" style:font-size-asian="11pt" style:font-weight-asian="normal" style:font-size-complex="11pt" style:font-weight-complex="normal"/>
    </style:style>
    <style:style style:name="T142" style:family="text">
      <style:text-properties fo:font-size="11pt" fo:font-weight="normal" officeooo:rsid="006387a8" style:font-size-asian="11pt" style:font-weight-asian="normal" style:font-size-complex="11pt" style:font-weight-complex="normal"/>
    </style:style>
    <style:style style:name="T143" style:family="text">
      <style:text-properties fo:font-size="11pt" fo:font-weight="normal" officeooo:rsid="0064c38d" style:font-size-asian="11pt" style:font-weight-asian="normal" style:font-size-complex="11pt" style:font-weight-complex="normal"/>
    </style:style>
    <style:style style:name="T144" style:family="text">
      <style:text-properties fo:font-size="11pt" fo:font-weight="normal" officeooo:rsid="0065b270" style:font-size-asian="11pt" style:font-weight-asian="normal" style:font-size-complex="11pt" style:font-weight-complex="normal"/>
    </style:style>
    <style:style style:name="T145" style:family="text">
      <style:text-properties fo:font-size="11pt" fo:font-weight="normal" officeooo:rsid="0066e8a5" style:font-size-asian="11pt" style:font-weight-asian="normal" style:font-size-complex="11pt" style:font-weight-complex="normal"/>
    </style:style>
    <style:style style:name="T146" style:family="text">
      <style:text-properties fo:font-size="11pt" fo:font-weight="normal" officeooo:rsid="00265dad" style:font-size-asian="11pt" style:font-weight-asian="normal" style:font-size-complex="11pt" style:font-weight-complex="normal"/>
    </style:style>
    <style:style style:name="T147" style:family="text">
      <style:text-properties fo:color="#c9211e" loext:opacity="100%"/>
    </style:style>
    <style:style style:name="T148" style:family="text">
      <style:text-properties fo:color="#c9211e" loext:opacity="100%" fo:font-size="11pt" officeooo:rsid="001cede8" style:font-size-asian="11pt" style:font-size-complex="11pt"/>
    </style:style>
    <style:style style:name="T149" style:family="text">
      <style:text-properties fo:color="#c9211e" loext:opacity="100%" fo:font-style="italic" fo:font-weight="normal" officeooo:rsid="002b1a4b" style:font-style-asian="italic" style:font-weight-asian="normal" style:font-style-complex="italic" style:font-weight-complex="normal"/>
    </style:style>
    <style:style style:name="T150" style:family="text">
      <style:text-properties fo:color="#c9211e" loext:opacity="100%" fo:font-size="4pt" style:font-size-asian="4pt" style:font-size-complex="4pt"/>
    </style:style>
    <style:style style:name="T151" style:family="text">
      <style:text-properties fo:color="#c9211e" loext:opacity="100%" fo:font-weight="bold" style:font-weight-asian="bold" style:font-weight-complex="bold"/>
    </style:style>
    <style:style style:name="T152" style:family="text">
      <style:text-properties officeooo:rsid="00b88e05"/>
    </style:style>
    <style:style style:name="T153" style:family="text">
      <style:text-properties style:font-name="DejaVu Sans1" fo:font-weight="normal" officeooo:rsid="00c05c64" style:font-name-asian="DejaVu Sans1" style:font-weight-asian="normal" style:font-name-complex="DejaVu Sans1" style:font-weight-complex="normal"/>
    </style:style>
    <style:style style:name="T154" style:family="text">
      <style:text-properties style:font-name="DejaVu Sans1" fo:font-weight="normal" officeooo:rsid="00c24eef" style:font-name-asian="DejaVu Sans1" style:font-weight-asian="normal" style:font-name-complex="DejaVu Sans1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30">Les propositions subordonnées </text:span></text:p>
      <text:p text:style-name="P113"><text:span text:style-name="T30">d’après la </text:span></text:p>
      <text:p text:style-name="P113"><text:span text:style-name="T60">Terminologie grammaticale</text:span><text:span text:style-name="T67"> (juillet 2020)</text:span></text:p>
      <text:p text:style-name="P12"><text:span text:style-name="T30"/></text:p>
      <text:p text:style-name="P69"><text:span text:style-name="T30">Rappel n°1 : </text:span><text:span text:style-name="T33">les fonctions</text:span><text:span text:style-name="T70"> </text:span><text:span text:style-name="T33">[</text:span><text:span text:style-name="T61">F</text:span><text:span text:style-name="T33">]</text:span></text:p>
      <text:p text:style-name="P69"><text:span text:style-name="T33"/></text:p>
      <text:p text:style-name="P70"><text:tab/><text:span text:style-name="T154">⚫</text:span><text:span text:style-name="T68"> fonctions dans le groupe nominal : </text:span></text:p>
      <text:p text:style-name="P71"><text:span text:style-name="T68"><text:tab/><text:tab/></text:span><text:span text:style-name="T55">complément du nom, épithète, apposition</text:span></text:p>
      <text:p text:style-name="P73"><text:tab/><text:span text:style-name="T154">⚫</text:span><text:span text:style-name="T68"> fonctions dans le groupe verbal : </text:span></text:p>
      <text:p text:style-name="P72"><text:span text:style-name="T68"><text:tab/><text:tab/></text:span><text:span text:style-name="T55">sujet, attribut du sujet, COD, COI, </text:span></text:p>
      <text:p text:style-name="P72"><text:span text:style-name="T55"><text:tab/><text:tab/>attribut du COD, complément d’agent</text:span></text:p>
      <text:p text:style-name="P95"><text:tab/><text:span text:style-name="T154">⚫</text:span><text:span text:style-name="T69"> </text:span><text:span text:style-name="T62">complément circonstanciel</text:span></text:p>
      <text:p text:style-name="P104"/>
      <text:p text:style-name="P40"><text:span text:style-name="T40"><text:tab/>✓</text:span><text:span text:style-name="T42"> Paul mange du pain.</text:span></text:p>
      <text:p text:style-name="P53"/>
      <text:p text:style-name="P54"><text:tab/>✓ Paul répond au téléphone.</text:p>
      <text:p text:style-name="P53"/>
      <text:p text:style-name="P40"><text:span text:style-name="T42"><text:tab/>✓ Paul va à la cuisine.</text:span></text:p>
      <text:p text:style-name="P53"/>
      <text:p text:style-name="P46"><text:span text:style-name="T42"><text:tab/>✓ Myriam a très lentement débranché le fil du téléphone.</text:span></text:p>
      <text:p text:style-name="P54"/>
      <text:p text:style-name="P47"><text:span text:style-name="T42"><text:tab/>✓ </text:span><text:span text:style-name="T44">Une avocate vraiment remarquable m’a aidée.</text:span></text:p>
      <text:p text:style-name="P2"/>
      <text:p text:style-name="P6"><text:span text:style-name="T42"><text:tab/>✓ </text:span><text:span text:style-name="T45">Cette </text:span><text:span text:style-name="T44">avocate, vraiment remarquable, m’a aidée.</text:span></text:p>
      <text:p text:style-name="P2"/>
      <text:p text:style-name="P8"><text:tab/>✓ Ils ont été aidés par une avocate remarquable.</text:p>
      <text:p text:style-name="P56"/>
      <text:p text:style-name="P40"><text:span text:style-name="T42"><text:tab/>✓ Elles estiment Alice suffisamment compétentes.</text:span></text:p>
      <text:p text:style-name="P24"><text:tab/></text:p>
      <text:p text:style-name="P97">Rappel n°2 : les propositions</text:p>
      <text:p text:style-name="P97"/>
      <text:p text:style-name="P77"><text:tab/><text:span text:style-name="T154">⚫</text:span> proposition : au moins un groupe verbal, souvent un groupe sujet,</text:p>
      <text:p text:style-name="P76"><text:tab/> <text:s text:c="2"/>parfois <text:span text:style-name="T110">un(des) </text:span>complément<text:span text:style-name="T110">(s)</text:span> de verbe</text:p>
      <text:p text:style-name="P77"><text:tab/><text:span text:style-name="T154">⚫</text:span> pour relier 2 propositions : juxtaposition, coordination, subordination</text:p>
      <text:p text:style-name="P77"><text:tab/><text:span text:style-name="T154">⚫</text:span> proposition indépendante, principale ou subordonnée</text:p>
      <text:p text:style-name="P77"><text:tab/><text:span text:style-name="T154">⚫</text:span> <text:span text:style-name="T1">phrase averbale, phrase simple, phrase complexe</text:span></text:p>
      <text:p text:style-name="P16"/>
      <text:p text:style-name="P15"><text:span text:style-name="T40"><text:tab/></text:span><text:span text:style-name="T139">✓</text:span><text:span text:style-name="T140"> </text:span><text:span text:style-name="T141">Tu es </text:span><text:span text:style-name="T142">d</text:span><text:span text:style-name="T143">ans l’ombre</text:span><text:span text:style-name="T142"> </text:span><text:span text:style-name="T141">et je te vois mal </text:span><text:span text:style-name="T142">; </text:span><text:span text:style-name="T144">approche-toi</text:span><text:span text:style-name="T142"> </text:span><text:span text:style-name="T145">pour </text:span><text:span text:style-name="T142">que je te voie mieux !</text:span></text:p>
      <text:p text:style-name="P32"><text:span text:style-name="T114"/></text:p>
      <text:p text:style-name="P32"><text:span text:style-name="T114"/></text:p>
      <text:p text:style-name="P32"><text:span text:style-name="T114"/></text:p>
      <text:p text:style-name="P32"><text:span text:style-name="T114"/></text:p>
      <text:p text:style-name="P32"><text:span text:style-name="T114"/></text:p>
      <text:p text:style-name="P32"><text:span text:style-name="T114"/></text:p>
      <text:p text:style-name="P32"><text:span text:style-name="T114"/></text:p>
      <text:p text:style-name="P32"><text:span text:style-name="T114"/></text:p>
      <text:p text:style-name="P32"><text:span text:style-name="T114"/></text:p>
      <text:p text:style-name="P32"><text:span text:style-name="T114"/></text:p>
      <text:p text:style-name="P32"><text:span text:style-name="T114"/></text:p>
      <text:p text:style-name="P32"><text:soft-page-break/><text:span text:style-name="T114">[</text:span><text:span text:style-name="T118">N</text:span><text:span text:style-name="T114">] </text:span><text:span text:style-name="T113">p</text:span><text:span text:style-name="T115">rop</text:span><text:span text:style-name="T116">osition</text:span><text:span text:style-name="T113"> s</text:span><text:span text:style-name="T115">ubordonnée</text:span><text:span text:style-name="T113"> complétive </text:span><text:span text:style-name="T117">conjonctive</text:span></text:p>
      <text:p text:style-name="P79"><text:span text:style-name="T31"/></text:p>
      <text:p text:style-name="P106"><text:span text:style-name="T4"><text:tab/></text:span><text:span text:style-name="T111">■</text:span><text:span text:style-name="T112"> </text:span><text:span text:style-name="T4">elle complète un verbe, est introduite par « que »</text:span></text:p>
      <text:p text:style-name="P80"><text:tab/><text:span text:style-name="T47">■■</text:span><text:span text:style-name="T48"> </text:span>introduite par la conjonction de subordination « que » ; ce mot est sans fonction</text:p>
      <text:p text:style-name="P81"><text:tab/><text:span text:style-name="T33">[</text:span><text:span text:style-name="T61">F</text:span><text:span text:style-name="T33">]</text:span><text:span text:style-name="T32"> </text:span><text:span text:style-name="T37">la proposition complétive a une fonction par rapport au verbe de la proposition principale, souvent </text:span><text:span text:style-name="T56">COD</text:span><text:span text:style-name="T37"> mais aussi, entre autres, </text:span><text:span text:style-name="T56">sujet</text:span><text:span text:style-name="T65"> </text:span><text:span text:style-name="T66">ou </text:span><text:span text:style-name="T56">COI.</text:span></text:p>
      <text:p text:style-name="P91"/>
      <text:p text:style-name="P40"><text:span text:style-name="T38"><text:tab/><text:tab/></text:span>✓<text:span text:style-name="T43"> Je crois </text:span><text:span text:style-name="T14">qu’il va faire beau</text:span><text:span text:style-name="T43">.</text:span></text:p>
      <text:p text:style-name="P26"/>
      <text:p text:style-name="P14"><text:span text:style-name="T38"><text:tab/><text:tab/></text:span><text:span text:style-name="T134">✓</text:span><text:span text:style-name="T146"> </text:span><text:span text:style-name="T133">Qu’elle n’ait pas compris</text:span><text:span text:style-name="T146"> me surprend.</text:span></text:p>
      <text:p text:style-name="P28"/>
      <text:p text:style-name="P99"><text:span text:style-name="T109">[</text:span><text:span text:style-name="T54">N</text:span><text:span text:style-name="T109">] </text:span>proposition subordonnée complétive <text:span text:style-name="T4">interrogative totale</text:span></text:p>
      <text:p text:style-name="P99"/>
      <text:p text:style-name="P107"><text:span text:style-name="T4"><text:tab/></text:span><text:span text:style-name="T111">■</text:span><text:span text:style-name="T112"> </text:span><text:span text:style-name="T4">elle complète un verbe, est introduite par « si », on peut y répondre par « oui » ou « non »</text:span></text:p>
      <text:p text:style-name="P80"><text:tab/><text:span text:style-name="T47">■■</text:span><text:span text:style-name="T48"> </text:span>introduite par la conjonction de subordination « <text:span text:style-name="T4">si</text:span> » ; ce mot est sans fonction</text:p>
      <text:p text:style-name="P81"><text:tab/><text:span text:style-name="T33">[</text:span><text:span text:style-name="T61">F</text:span><text:span text:style-name="T33">]</text:span><text:span text:style-name="T32"> </text:span><text:span text:style-name="T29">la proposition complétive a une fonction par rapport au verbe de la proposition principale, le plus souvent </text:span><text:span text:style-name="T57">COD</text:span><text:span text:style-name="T29">.</text:span></text:p>
      <text:p text:style-name="P36"/>
      <text:p text:style-name="P40"><text:span text:style-name="T1"><text:tab/><text:tab/></text:span>✓<text:span text:style-name="T6"> Je me demande </text:span><text:span text:style-name="T8">s’il va faire beau</text:span><text:span text:style-name="T6">.</text:span></text:p>
      <text:p text:style-name="P40"/>
      <text:p text:style-name="P41"><text:span text:style-name="T1"><text:tab/><text:tab/></text:span>✓<text:span text:style-name="T6"> Il ne sait pas trop </text:span><text:span text:style-name="T8">si j’ai réussi</text:span><text:span text:style-name="T6">.</text:span></text:p>
      <text:p text:style-name="P19"/>
      <text:p text:style-name="P99"><text:span text:style-name="T109">[</text:span><text:span text:style-name="T54">N</text:span><text:span text:style-name="T109">] </text:span>proposition subordonnée circonstancielle</text:p>
      <text:p text:style-name="P99"/>
      <text:p text:style-name="P82"><text:tab/><text:span text:style-name="T47">■</text:span><text:span text:style-name="T48"> </text:span>introduite par une conjonction de subordination ; ce mot est sans</text:p>
      <text:p text:style-name="P83"><text:s text:c="2"/><text:tab/> <text:s text:c="2"/>fonction <text:span text:style-name="T5">mais précise </text:span><text:span text:style-name="T36">la nature de la subordonnée (de temps, </text:span></text:p>
      <text:p text:style-name="P83"><text:span text:style-name="T36"><text:s text:c="12"/>de cause, de conséquence, de but, d’hypothèse, de concession, </text:span></text:p>
      <text:p text:style-name="P83"><text:span text:style-name="T36"><text:s text:c="12"/>de comparaison) </text:span></text:p>
      <text:p text:style-name="P88"><text:span text:style-name="T32"><text:tab/></text:span><text:span text:style-name="T33">[</text:span><text:span text:style-name="T61">F</text:span><text:span text:style-name="T33">]</text:span><text:span text:style-name="T32"> </text:span><text:span text:style-name="T63">complément circonstanciel <text:s/></text:span></text:p>
      <text:p text:style-name="P49"/>
      <text:p text:style-name="P14"><text:span text:style-name="T7"><text:tab/></text:span><text:span text:style-name="T135"><text:tab/></text:span><text:span text:style-name="T134">✓</text:span><text:span text:style-name="T135"> Je sortirai </text:span><text:span text:style-name="T129">quand tu auras fini</text:span><text:span text:style-name="T135">.</text:span></text:p>
      <text:p text:style-name="P40"/>
      <text:p text:style-name="P40"><text:span text:style-name="T1"><text:tab/><text:tab/></text:span>✓<text:span text:style-name="T36"> </text:span><text:span text:style-name="T10">Si vous venez</text:span><text:span text:style-name="T36"> nous irons à la plage.</text:span></text:p>
      <text:p text:style-name="P40"/>
      <text:p text:style-name="P40"><text:span text:style-name="T1"><text:tab/><text:tab/></text:span>✓<text:span text:style-name="T36"> Je viendrai demain </text:span><text:span text:style-name="T10">bien que la maison ne soit pas vide</text:span><text:span text:style-name="T20">.</text:span></text:p>
      <text:p text:style-name="P58"/>
      <text:p text:style-name="P42"><text:span text:style-name="T23"><text:tab/><text:tab/></text:span><text:span text:style-name="T20">✓ </text:span><text:span text:style-name="T15">Si tu venais</text:span><text:span text:style-name="T24"> je pourrais passer un bon voyage.</text:span></text:p>
      <text:p text:style-name="P58"/>
      <text:p text:style-name="P40"><text:span text:style-name="T20"><text:tab/><text:tab/>✓ L’été a été très sec </text:span><text:span text:style-name="T10">si bien que la rivière est vide</text:span><text:span text:style-name="T20">.</text:span></text:p>
      <text:p text:style-name="P34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text:span text:style-name="T109">[</text:span><text:span text:style-name="T54">N</text:span><text:span text:style-name="T109">] </text:span>proposition subordonnée relative</text:p>
      <text:p text:style-name="P99"/>
      <text:p text:style-name="P86"><text:tab/><text:span text:style-name="T47">■</text:span><text:span text:style-name="T48"> </text:span>introduite par un pronom relatif ; </text:p>
      <text:p text:style-name="P89"><text:span text:style-name="T33"><text:tab/>[</text:span><text:span text:style-name="T61">F</text:span><text:span text:style-name="T33">] </text:span><text:span text:style-name="T2">ce pronom a une fonction dans la relative;</text:span></text:p>
      <text:p text:style-name="P87"><text:span text:style-name="T33"><text:tab/>[</text:span><text:span text:style-name="T61">F</text:span><text:span text:style-name="T33">]</text:span><text:span text:style-name="T32"> </text:span><text:span text:style-name="T37">La relative peut avoir pour fonction </text:span><text:span text:style-name="T56">épithète</text:span><text:span text:style-name="T37"> ou </text:span><text:span text:style-name="T56">apposée</text:span><text:span text:style-name="T65"> : </text:span></text:p>
      <text:p text:style-name="P87"><text:span text:style-name="T65"><text:tab/><text:tab/></text:span><text:span text:style-name="T58">épithète</text:span><text:span text:style-name="T50"> si pas de virgules, </text:span><text:span text:style-name="T58">apposée</text:span><text:span text:style-name="T50"> si virgules.</text:span></text:p>
      <text:p text:style-name="P35"><text:span text:style-name="T147"/></text:p>
      <text:p text:style-name="P14"><text:span text:style-name="T1"><text:tab/></text:span><text:span text:style-name="T136"><text:tab/></text:span><text:span text:style-name="T134">✓</text:span><text:span text:style-name="T137"> L’homme </text:span><text:span text:style-name="T130">que tu as vu</text:span><text:span text:style-name="T137"> est un ami.</text:span></text:p>
      <text:p text:style-name="P40"/>
      <text:p text:style-name="P40"><text:span text:style-name="T1"><text:tab/><text:tab/></text:span>✓<text:span text:style-name="T50"> Les élèves, </text:span><text:span text:style-name="T11">qui avaient bien révisé</text:span><text:span text:style-name="T50">, ont obtenu d’excellentes notes.</text:span></text:p>
      <text:p text:style-name="P109"/>
      <text:p text:style-name="P40"><text:span text:style-name="T1"><text:tab/><text:tab/></text:span>✓<text:span text:style-name="T50"> Les élèves </text:span><text:span text:style-name="T11">qui avaient bien révisé</text:span><text:span text:style-name="T50"> ont obtenu d’excellentes notes.</text:span></text:p>
      <text:p text:style-name="P110"><text:span text:style-name="T119"/></text:p>
      <text:p text:style-name="P99"><text:span text:style-name="T109">[</text:span><text:span text:style-name="T54">N</text:span><text:span text:style-name="T109">] </text:span>proposition subordonnée infinitive</text:p>
      <text:p text:style-name="P99"/>
      <text:p text:style-name="P93"><text:span text:style-name="T35"><text:tab/></text:span><text:span text:style-name="T47">■</text:span><text:span text:style-name="T48"> </text:span><text:span text:style-name="T49">contient un verbe au mode infinitif ; </text:span><text:span text:style-name="T51">son sujet n’est pas celui de la</text:span></text:p>
      <text:p text:style-name="P93"><text:span text:style-name="T51"><text:tab/> <text:s text:c="3"/>principale</text:span></text:p>
      <text:p text:style-name="P4"><text:span text:style-name="T98"><text:tab/></text:span><text:span text:style-name="T100">[</text:span><text:span text:style-name="T102">F</text:span><text:span text:style-name="T100">]</text:span><text:span text:style-name="T101"> </text:span><text:span text:style-name="T103">COD </text:span><text:span text:style-name="T104">du verbe de la principale</text:span></text:p>
      <text:p text:style-name="P10"/>
      <text:p text:style-name="P14"><text:span text:style-name="T1"><text:tab/></text:span><text:span text:style-name="T134">✓</text:span><text:span text:style-name="T138"> J’entends </text:span><text:span text:style-name="T131">l’oiseau chanter</text:span><text:span text:style-name="T124">.</text:span></text:p>
      <text:p text:style-name="P60"/>
      <text:p text:style-name="P43"><text:span text:style-name="T23"><text:tab/></text:span><text:span text:style-name="T19">✓ </text:span><text:span text:style-name="T25">Je crois voir </text:span><text:span text:style-name="T16">mon ami me sourire</text:span><text:span text:style-name="T25">.</text:span></text:p>
      <text:p text:style-name="P62"/>
      <text:p text:style-name="P44"><text:span text:style-name="T98"><text:tab/></text:span><text:span text:style-name="T28">✘</text:span><text:span text:style-name="T99"> </text:span><text:span text:style-name="T98">J’aimerais </text:span><text:span text:style-name="T105">partir en vacances</text:span><text:span text:style-name="T98">.</text:span></text:p>
      <text:p text:style-name="P30"/>
      <text:p text:style-name="P99"><text:span text:style-name="T109">[</text:span><text:span text:style-name="T54">N</text:span><text:span text:style-name="T109">] </text:span>proposition subordonnée participiale</text:p>
      <text:p text:style-name="P99"/>
      <text:p text:style-name="P100"><text:tab/><text:span text:style-name="T47">■</text:span><text:span text:style-name="T48"> </text:span><text:span text:style-name="T49">contient un verbe au mode participe ; </text:span><text:span text:style-name="T51">son sujet n’est pas celui de la</text:span></text:p>
      <text:p text:style-name="P100"><text:span text:style-name="T51"><text:tab/> <text:s text:c="3"/>principale</text:span></text:p>
      <text:p text:style-name="P85"><text:span text:style-name="T32"><text:tab/></text:span><text:span text:style-name="T33">[</text:span><text:span text:style-name="T61">F</text:span><text:span text:style-name="T33">]</text:span><text:span text:style-name="T32"> </text:span><text:span text:style-name="T63">complément circonstanciel</text:span></text:p>
      <text:p text:style-name="P49"/>
      <text:p text:style-name="P40"><text:span text:style-name="T1"><text:tab/></text:span>✓<text:span text:style-name="T18"> </text:span><text:span text:style-name="T12">Le temps s’améliorant</text:span><text:span text:style-name="T21">, ils décidèrent de sortir.</text:span></text:p>
      <text:p text:style-name="P64"/>
      <text:p text:style-name="P45"><text:span text:style-name="T23"><text:tab/></text:span><text:span text:style-name="T21">✓</text:span><text:span text:style-name="T19"> </text:span><text:span text:style-name="T12">Le temps s</text:span><text:span text:style-name="T17">’étant </text:span><text:span text:style-name="T12">amélior</text:span><text:span text:style-name="T17">é</text:span><text:span text:style-name="T21">, ils </text:span><text:span text:style-name="T26">ont </text:span><text:span text:style-name="T21">décid</text:span><text:span text:style-name="T26">é </text:span><text:span text:style-name="T21">de sortir.</text:span></text:p>
      <text:p text:style-name="P65"/>
      <text:p text:style-name="P21"><text:span text:style-name="T123"><text:tab/></text:span><text:span text:style-name="T127">✘</text:span><text:span text:style-name="T124"> </text:span><text:span text:style-name="T132">Epuisée par l’effort</text:span><text:span text:style-name="T126">, elle sort de l’eau.</text:span></text:p>
      <text:p text:style-name="P34"/>
      <text:p text:style-name="P99"><text:span text:style-name="T109">[</text:span><text:span text:style-name="T54">N</text:span><text:span text:style-name="T109">] </text:span>proposition subordonnée interrogative <text:span text:style-name="T3">partielle</text:span></text:p>
      <text:p text:style-name="P99"/>
      <text:p text:style-name="P101"><text:span text:style-name="T94"><text:tab/></text:span><text:span text:style-name="T106">■</text:span><text:span text:style-name="T107"> </text:span><text:span text:style-name="T108">complète un verbe en posant une question à laquelle on ne peut</text:span></text:p>
      <text:p text:style-name="P101"><text:span text:style-name="T108"><text:tab/> <text:s text:c="3"/>répondre par « oui » ou par « non ».</text:span></text:p>
      <text:p text:style-name="P37"><text:span text:style-name="T32"><text:tab/></text:span><text:span text:style-name="T33">[</text:span><text:span text:style-name="T61">F</text:span><text:span text:style-name="T33">]</text:span><text:span text:style-name="T32"> </text:span><text:span text:style-name="T64">sujet</text:span><text:span text:style-name="T39"> ou </text:span><text:span text:style-name="T64">COD</text:span><text:span text:style-name="T96"> </text:span><text:span text:style-name="T97">du verbe de la principale</text:span></text:p>
      <text:p text:style-name="P51"/>
      <text:p text:style-name="P40"><text:span text:style-name="T1"><text:tab/></text:span>✓<text:span text:style-name="T18"> Je me demande </text:span><text:span text:style-name="T9">qui chante</text:span><text:span text:style-name="T18">.</text:span></text:p>
      <text:p text:style-name="P40"/>
      <text:p text:style-name="P40"><text:span text:style-name="T1"><text:tab/></text:span>✓<text:span text:style-name="T52"> J’aimerais savoir </text:span><text:span text:style-name="T13">quand tu viendras</text:span><text:span text:style-name="T22">.</text:span></text:p>
      <text:p text:style-name="P67"/>
      <text:p text:style-name="P22"><text:span text:style-name="T123"><text:tab/></text:span><text:span text:style-name="T127">✘</text:span><text:span text:style-name="T124"> </text:span><text:span text:style-name="T125">Je me demande </text:span><text:span text:style-name="T128">s’il viendra demain.</text:span></text:p>
      <text:p text:style-name="P22"><text:span text:style-name="T82"/></text:p>
      <text:p text:style-name="P22"><text:span text:style-name="T82"/></text:p>
      <text:p text:style-name="P22"><text:span text:style-name="T82"/></text:p>
      <text:p text:style-name="P114"><text:soft-page-break/><text:span text:style-name="T30">Les propositions subordonnées </text:span></text:p>
      <text:p text:style-name="P114"><text:span text:style-name="T30">d’après la </text:span><text:span text:style-name="T151">[version pour l’enseignant]</text:span></text:p>
      <text:p text:style-name="P114"><text:span text:style-name="T60">Terminologie grammaticale</text:span><text:span text:style-name="T67"> (juillet 2020)</text:span></text:p>
      <text:p text:style-name="P13"><text:span text:style-name="T30"/></text:p>
      <text:p text:style-name="P75"><text:span text:style-name="T30">Rappel n°1 : </text:span><text:span text:style-name="T33">les fonctions</text:span><text:span text:style-name="T70"> </text:span><text:span text:style-name="T33">[</text:span><text:span text:style-name="T61">F</text:span><text:span text:style-name="T33">]</text:span></text:p>
      <text:p text:style-name="P75"><text:span text:style-name="T33"/></text:p>
      <text:p text:style-name="P74"><text:tab/><text:span text:style-name="T154">⚫</text:span><text:span text:style-name="T68"> fonctions dans le groupe nominal : </text:span></text:p>
      <text:p text:style-name="P74"><text:span text:style-name="T68"><text:tab/><text:tab/></text:span><text:span text:style-name="T55">complément du nom, épithète, apposition</text:span></text:p>
      <text:p text:style-name="P74"><text:tab/><text:span text:style-name="T154">⚫</text:span><text:span text:style-name="T68"> fonctions dans le groupe verbal : </text:span></text:p>
      <text:p text:style-name="P74"><text:span text:style-name="T68"><text:tab/><text:tab/></text:span><text:span text:style-name="T55">sujet, attribut du sujet, COD, COI, </text:span></text:p>
      <text:p text:style-name="P74"><text:span text:style-name="T55"><text:tab/><text:tab/>attribut du COD, complément d’agent</text:span></text:p>
      <text:p text:style-name="P96"><text:tab/><text:span text:style-name="T154">⚫</text:span><text:span text:style-name="T69"> </text:span><text:span text:style-name="T62">complément circonstanciel</text:span></text:p>
      <text:p text:style-name="P105"/>
      <text:p text:style-name="P48"><text:span text:style-name="T40"><text:tab/>✓</text:span><text:span text:style-name="T42"> Paul mange du pain.</text:span></text:p>
      <text:p text:style-name="P55"/>
      <text:p text:style-name="P55"><text:tab/>✓ Paul répond au téléphone.</text:p>
      <text:p text:style-name="P55"/>
      <text:p text:style-name="P48"><text:span text:style-name="T42"><text:tab/>✓ Paul va à la cuisine.</text:span><text:span text:style-name="T72">[</text:span><text:span text:style-name="T71">à la cuisine : </text:span><text:span text:style-name="T74">COI</text:span><text:span text:style-name="T72"> de va]</text:span></text:p>
      <text:p text:style-name="P55"/>
      <text:p text:style-name="P48"><text:span text:style-name="T42"><text:tab/>✓ Myriam a très lentement débranché le fil du téléphone.</text:span><text:span text:style-name="T72">[</text:span><text:span text:style-name="T73">du téléphone : </text:span><text:span text:style-name="T75">cdn</text:span><text:span text:style-name="T72">]</text:span></text:p>
      <text:p text:style-name="P55"/>
      <text:p text:style-name="P48"><text:span text:style-name="T42"><text:tab/>✓ </text:span><text:span text:style-name="T44">Une avocate vraiment remarquable m’a aidée.</text:span><text:span text:style-name="T76">[vraiment remarquable : </text:span><text:span text:style-name="T79">épithète</text:span><text:span text:style-name="T76"> d’une avocate]</text:span></text:p>
      <text:p text:style-name="P3"/>
      <text:p text:style-name="P7"><text:span text:style-name="T42"><text:tab/>✓ </text:span><text:span text:style-name="T45">Cette </text:span><text:span text:style-name="T44">avocate, vraiment remarquable, m’a aidée.</text:span><text:span text:style-name="T92">[vraiment remarquab.: </text:span><text:span text:style-name="T93">apposition</text:span><text:span text:style-name="T92"> d’une avocate]</text:span></text:p>
      <text:p text:style-name="P3"/>
      <text:p text:style-name="P9"><text:tab/>✓ Ils ont été aidés par une avocate remarquable.</text:p>
      <text:p text:style-name="P57"/>
      <text:p text:style-name="P48"><text:span text:style-name="T42"><text:tab/>✓ Elles estiment Alice suffisamment compétentes.</text:span><text:span text:style-name="T77">[</text:span><text:span text:style-name="T78">suffisamment compétentes : </text:span><text:span text:style-name="T80">attribut </text:span><text:span text:style-name="T81">du </text:span><text:span text:style-name="T80">COD</text:span><text:span text:style-name="T77">]</text:span></text:p>
      <text:p text:style-name="P25"><text:tab/></text:p>
      <text:p text:style-name="P98">Rappel n°2 : les propositions</text:p>
      <text:p text:style-name="P98"/>
      <text:p text:style-name="P78"><text:tab/><text:span text:style-name="T154">⚫</text:span> proposition : au moins un groupe verbal, souvent un groupe sujet,</text:p>
      <text:p text:style-name="P78"><text:tab/> <text:s text:c="2"/>parfois <text:span text:style-name="T110">un(des) </text:span>complément<text:span text:style-name="T110">(s)</text:span> de verbe</text:p>
      <text:p text:style-name="P78"><text:tab/><text:span text:style-name="T154">⚫</text:span> pour relier 2 propositions : juxtaposition, coordination, subordination</text:p>
      <text:p text:style-name="P78"><text:tab/><text:span text:style-name="T154">⚫</text:span> proposition indépendante, principale ou subordonnée</text:p>
      <text:p text:style-name="P78"><text:tab/><text:span text:style-name="T154">⚫</text:span> <text:span text:style-name="T1">phrase averbale, phrase simple, phrase complexe</text:span></text:p>
      <text:p text:style-name="P17"/>
      <text:p text:style-name="P18"><text:span text:style-name="T40"><text:tab/></text:span><text:span text:style-name="T139">✓</text:span><text:span text:style-name="T140"> </text:span><text:span text:style-name="T141">Tu es </text:span><text:span text:style-name="T142">d</text:span><text:span text:style-name="T143">ans l’ombre</text:span><text:span text:style-name="T142"> </text:span><text:span text:style-name="T141">et je te vois mal </text:span><text:span text:style-name="T142">; </text:span><text:span text:style-name="T144">approche-toi</text:span><text:span text:style-name="T142"> </text:span><text:span text:style-name="T145">pour </text:span><text:span text:style-name="T142">que je te voie mieux !</text:span></text:p>
      <text:p text:style-name="P33"><text:span text:style-name="T114"/></text:p>
      <text:p text:style-name="P33"><text:span text:style-name="T114"/></text:p>
      <text:p text:style-name="P33"><text:span text:style-name="T114"/></text:p>
      <text:p text:style-name="P33"><text:span text:style-name="T114"/></text:p>
      <text:p text:style-name="P33"><text:span text:style-name="T114"/></text:p>
      <text:p text:style-name="P33"><text:span text:style-name="T114"/></text:p>
      <text:p text:style-name="P33"><text:span text:style-name="T114"/></text:p>
      <text:p text:style-name="P33"><text:span text:style-name="T114"/></text:p>
      <text:p text:style-name="P33"><text:span text:style-name="T114"/></text:p>
      <text:p text:style-name="P33"><text:span text:style-name="T114"/></text:p>
      <text:p text:style-name="P33"><text:span text:style-name="T114"/></text:p>
      <text:p text:style-name="P33"><text:soft-page-break/><text:span text:style-name="T114">[</text:span><text:span text:style-name="T118">N</text:span><text:span text:style-name="T114">] </text:span><text:span text:style-name="T113">p</text:span><text:span text:style-name="T115">rop</text:span><text:span text:style-name="T116">osition</text:span><text:span text:style-name="T113"> s</text:span><text:span text:style-name="T115">ubordonnée</text:span><text:span text:style-name="T113"> complétive </text:span><text:span text:style-name="T117">conjonctive</text:span></text:p>
      <text:p text:style-name="P92"><text:span text:style-name="T31"/></text:p>
      <text:p text:style-name="P108"><text:span text:style-name="T4"><text:tab/></text:span><text:span text:style-name="T111">■</text:span><text:span text:style-name="T112"> </text:span><text:span text:style-name="T4">elle complète un verbe, est introduite par « que »</text:span></text:p>
      <text:p text:style-name="P84"><text:tab/><text:span text:style-name="T47">■■</text:span><text:span text:style-name="T48"> </text:span>introduite par la conjonction de subordination « que » ; ce mot est sans fonction</text:p>
      <text:p text:style-name="P84"><text:tab/><text:span text:style-name="T33">[</text:span><text:span text:style-name="T61">F</text:span><text:span text:style-name="T33">]</text:span><text:span text:style-name="T32"> </text:span><text:span text:style-name="T37">la proposition complétive a une fonction par rapport au verbe de la proposition principale, souvent </text:span><text:span text:style-name="T56">COD</text:span><text:span text:style-name="T37"> mais aussi, entre autres, </text:span><text:span text:style-name="T56">sujet</text:span><text:span text:style-name="T65"> </text:span><text:span text:style-name="T66">ou </text:span><text:span text:style-name="T56">COI.</text:span></text:p>
      <text:p text:style-name="P92"/>
      <text:p text:style-name="P48"><text:span text:style-name="T38"><text:tab/><text:tab/></text:span>✓<text:span text:style-name="T43"> Je crois </text:span><text:span text:style-name="T14">qu’il va faire beau</text:span><text:span text:style-name="T43">.</text:span></text:p>
      <text:p text:style-name="P27"/>
      <text:p text:style-name="P23"><text:span text:style-name="T38"><text:tab/><text:tab/></text:span><text:span text:style-name="T134">✓</text:span><text:span text:style-name="T146"> </text:span><text:span text:style-name="T133">Qu’elle n’ait pas compris</text:span><text:span text:style-name="T146"> me surprend.</text:span></text:p>
      <text:p text:style-name="P29"/>
      <text:p text:style-name="P103"><text:span text:style-name="T109">[</text:span><text:span text:style-name="T54">N</text:span><text:span text:style-name="T109">] </text:span>proposition subordonnée complétive <text:span text:style-name="T4">interrogative totale</text:span></text:p>
      <text:p text:style-name="P103"/>
      <text:p text:style-name="P108"><text:span text:style-name="T4"><text:tab/></text:span><text:span text:style-name="T111">■</text:span><text:span text:style-name="T112"> </text:span><text:span text:style-name="T4">elle complète un verbe, est introduite par « si », on peut y répondre par « oui » ou « non »</text:span></text:p>
      <text:p text:style-name="P84"><text:tab/><text:span text:style-name="T47">■■</text:span><text:span text:style-name="T48"> </text:span>introduite par la conjonction de subordination « <text:span text:style-name="T4">si</text:span> » ; ce mot est sans fonction</text:p>
      <text:p text:style-name="P84"><text:tab/><text:span text:style-name="T33">[</text:span><text:span text:style-name="T61">F</text:span><text:span text:style-name="T33">]</text:span><text:span text:style-name="T32"> </text:span><text:span text:style-name="T29">la proposition complétive a une fonction par rapport au verbe de la proposition principale, le plus souvent </text:span><text:span text:style-name="T57">COD</text:span><text:span text:style-name="T29">.</text:span></text:p>
      <text:p text:style-name="P39"/>
      <text:p text:style-name="P48"><text:span text:style-name="T1"><text:tab/><text:tab/></text:span>✓<text:span text:style-name="T6"> Je me demande </text:span><text:span text:style-name="T8">s’il va faire beau</text:span><text:span text:style-name="T6">.</text:span></text:p>
      <text:p text:style-name="P48"/>
      <text:p text:style-name="P48"><text:span text:style-name="T1"><text:tab/><text:tab/></text:span>✓<text:span text:style-name="T6"> Il ne sait pas trop </text:span><text:span text:style-name="T8">si j’ai réussi</text:span><text:span text:style-name="T6">.</text:span></text:p>
      <text:p text:style-name="P20"/>
      <text:p text:style-name="P103"><text:span text:style-name="T109">[</text:span><text:span text:style-name="T54">N</text:span><text:span text:style-name="T109">] </text:span>proposition subordonnée circonstancielle</text:p>
      <text:p text:style-name="P103"/>
      <text:p text:style-name="P84"><text:tab/><text:span text:style-name="T47">■</text:span><text:span text:style-name="T48"> </text:span>introduite par une conjonction de subordination ; ce mot est sans</text:p>
      <text:p text:style-name="P84"><text:s text:c="2"/><text:tab/> <text:s text:c="2"/>fonction <text:span text:style-name="T5">mais précise </text:span><text:span text:style-name="T36">la nature de la subordonnée (de temps, </text:span></text:p>
      <text:p text:style-name="P84"><text:span text:style-name="T36"><text:s text:c="12"/>de cause, de conséquence, de but, d’hypothèse, de concession, </text:span></text:p>
      <text:p text:style-name="P84"><text:span text:style-name="T36"><text:s text:c="12"/>de comparaison) </text:span><text:span text:style-name="T149">[liste exhaustive]</text:span></text:p>
      <text:p text:style-name="P90"><text:span text:style-name="T32"><text:tab/></text:span><text:span text:style-name="T33">[</text:span><text:span text:style-name="T61">F</text:span><text:span text:style-name="T33">]</text:span><text:span text:style-name="T32"> </text:span><text:span text:style-name="T63">complément circonstanciel <text:s/></text:span></text:p>
      <text:p text:style-name="P50"/>
      <text:p text:style-name="P23"><text:span text:style-name="T7"><text:tab/></text:span><text:span text:style-name="T135"><text:tab/></text:span><text:span text:style-name="T134">✓</text:span><text:span text:style-name="T135"> Je sortirai </text:span><text:span text:style-name="T129">quand tu auras fini</text:span><text:span text:style-name="T135">.</text:span></text:p>
      <text:p text:style-name="P48"/>
      <text:p text:style-name="P48"><text:span text:style-name="T1"><text:tab/><text:tab/></text:span>✓<text:span text:style-name="T36"> </text:span><text:span text:style-name="T10">Si vous venez</text:span><text:span text:style-name="T36"> nous irons à la plage.</text:span></text:p>
      <text:p text:style-name="P48"/>
      <text:p text:style-name="P48"><text:span text:style-name="T1"><text:tab/><text:tab/></text:span>✓<text:span text:style-name="T36"> Je viendrai demain </text:span><text:span text:style-name="T10">bien que la maison ne soit pas vide</text:span><text:span text:style-name="T20">.</text:span></text:p>
      <text:p text:style-name="P59"/>
      <text:p text:style-name="P48"><text:span text:style-name="T23"><text:tab/><text:tab/></text:span><text:span text:style-name="T20">✓ </text:span><text:span text:style-name="T15">Si tu venais</text:span><text:span text:style-name="T24"> je pourrais passer un bon voyage.</text:span></text:p>
      <text:p text:style-name="P59"/>
      <text:p text:style-name="P48"><text:span text:style-name="T20"><text:tab/><text:tab/>✓ L’été a été très sec </text:span><text:span text:style-name="T10">si bien que la rivière est vide</text:span><text:span text:style-name="T20">.</text:span></text:p>
      <text:p text:style-name="P39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<text:span text:style-name="T109">[</text:span><text:span text:style-name="T54">N</text:span><text:span text:style-name="T109">] </text:span>proposition subordonnée relative</text:p>
      <text:p text:style-name="P103"/>
      <text:p text:style-name="P90"><text:tab/><text:span text:style-name="T47">■</text:span><text:span text:style-name="T48"> </text:span>introduite par un pronom relatif ; </text:p>
      <text:p text:style-name="P90"><text:span text:style-name="T33"><text:tab/>[</text:span><text:span text:style-name="T61">F</text:span><text:span text:style-name="T33">] </text:span><text:span text:style-name="T2">ce pronom a une fonction dans la relative; </text:span><text:span text:style-name="T150">[qui: sujet, que:COD, dont:complément du nom, où:circonstanciel]</text:span></text:p>
      <text:p text:style-name="P90"><text:span text:style-name="T33"><text:tab/>[</text:span><text:span text:style-name="T61">F</text:span><text:span text:style-name="T33">]</text:span><text:span text:style-name="T32"> </text:span><text:span text:style-name="T37">La relative peut avoir pour fonction </text:span><text:span text:style-name="T56">épithète</text:span><text:span text:style-name="T37"> ou </text:span><text:span text:style-name="T56">apposée</text:span><text:span text:style-name="T65"> : </text:span></text:p>
      <text:p text:style-name="P90"><text:span text:style-name="T65"><text:tab/><text:tab/></text:span><text:span text:style-name="T58">épithète</text:span><text:span text:style-name="T50"> si pas de virgules, </text:span><text:span text:style-name="T58">apposée</text:span><text:span text:style-name="T50"> si virgules.</text:span></text:p>
      <text:p text:style-name="P39"><text:span text:style-name="T147"/></text:p>
      <text:p text:style-name="P23"><text:span text:style-name="T1"><text:tab/></text:span><text:span text:style-name="T136"><text:tab/></text:span><text:span text:style-name="T134">✓</text:span><text:span text:style-name="T137"> L’homme </text:span><text:span text:style-name="T130">que tu as vu</text:span><text:span text:style-name="T137"> est un ami.</text:span><text:span text:style-name="T148">[que est sujet de « as vu »]</text:span></text:p>
      <text:p text:style-name="P48"/>
      <text:p text:style-name="P48"><text:span text:style-name="T1"><text:tab/><text:tab/></text:span>✓<text:span text:style-name="T50"> Les élèves, </text:span><text:span text:style-name="T11">qui avaient bien révisé</text:span><text:span text:style-name="T50">, ont obtenu d’excellentes notes.</text:span></text:p>
      <text:p text:style-name="P112"><text:tab/><text:tab/><text:tab/>[&gt; dans la première phrase, tous les élèves avaient bien révisé]</text:p>
      <text:p text:style-name="P48"><text:span text:style-name="T1"><text:tab/><text:tab/></text:span>✓<text:span text:style-name="T50"> Les élèves </text:span><text:span text:style-name="T11">qui avaient bien révisé</text:span><text:span text:style-name="T50"> ont obtenu d’excellentes notes.</text:span></text:p>
      <text:p text:style-name="P111"><text:tab/><text:tab/><text:tab/><text:span text:style-name="T119">[&gt; dans la seconde phrase, seuls les élèves qui avaient révisé ont réussi]</text:span></text:p>
      <text:p text:style-name="P103"><text:span text:style-name="T109">[</text:span><text:span text:style-name="T54">N</text:span><text:span text:style-name="T109">] </text:span>proposition subordonnée infinitive</text:p>
      <text:p text:style-name="P103"/>
      <text:p text:style-name="P94"><text:span text:style-name="T35"><text:tab/></text:span><text:span text:style-name="T47">■</text:span><text:span text:style-name="T48"> </text:span><text:span text:style-name="T49">contient un verbe au mode infinitif ; </text:span><text:span text:style-name="T51">son sujet n’est pas celui de la</text:span></text:p>
      <text:p text:style-name="P94"><text:span text:style-name="T51"><text:tab/> <text:s text:c="3"/>principale</text:span></text:p>
      <text:p text:style-name="P5"><text:span text:style-name="T98"><text:tab/></text:span><text:span text:style-name="T100">[</text:span><text:span text:style-name="T102">F</text:span><text:span text:style-name="T100">]</text:span><text:span text:style-name="T101"> </text:span><text:span text:style-name="T103">COD </text:span><text:span text:style-name="T104">du verbe de la principale</text:span></text:p>
      <text:p text:style-name="P11"/>
      <text:p text:style-name="P23"><text:span text:style-name="T1"><text:tab/></text:span><text:span text:style-name="T134">✓</text:span><text:span text:style-name="T138"> J’entends </text:span><text:span text:style-name="T131">l’oiseau chanter</text:span><text:span text:style-name="T124">.</text:span></text:p>
      <text:p text:style-name="P61"/>
      <text:p text:style-name="P48"><text:span text:style-name="T23"><text:tab/></text:span><text:span text:style-name="T19">✓ </text:span><text:span text:style-name="T25">Je crois voir </text:span><text:span text:style-name="T16">mon ami me sourire</text:span><text:span text:style-name="T25">.</text:span></text:p>
      <text:p text:style-name="P63"/>
      <text:p text:style-name="P48"><text:span text:style-name="T98"><text:tab/></text:span><text:span text:style-name="T28">✘</text:span><text:span text:style-name="T99"> </text:span><text:span text:style-name="T98">J’aimerais </text:span><text:span text:style-name="T105">partir en vacances</text:span><text:span text:style-name="T98">. </text:span><text:span text:style-name="T95">[groupe infinitif de fonction COD]</text:span></text:p>
      <text:p text:style-name="P31"/>
      <text:p text:style-name="P103"><text:span text:style-name="T109">[</text:span><text:span text:style-name="T54">N</text:span><text:span text:style-name="T109">] </text:span>proposition subordonnée participiale</text:p>
      <text:p text:style-name="P103"/>
      <text:p text:style-name="P102"><text:tab/><text:span text:style-name="T47">■</text:span><text:span text:style-name="T48"> </text:span><text:span text:style-name="T49">contient un verbe au mode participe ; </text:span><text:span text:style-name="T51">son sujet n’est pas celui de la</text:span></text:p>
      <text:p text:style-name="P102"><text:span text:style-name="T51"><text:tab/> <text:s text:c="3"/>principale</text:span></text:p>
      <text:p text:style-name="P90"><text:span text:style-name="T32"><text:tab/></text:span><text:span text:style-name="T33">[</text:span><text:span text:style-name="T61">F</text:span><text:span text:style-name="T33">]</text:span><text:span text:style-name="T32"> </text:span><text:span text:style-name="T63">complément circonstanciel</text:span></text:p>
      <text:p text:style-name="P50"/>
      <text:p text:style-name="P48"><text:span text:style-name="T1"><text:tab/></text:span>✓<text:span text:style-name="T18"> </text:span><text:span text:style-name="T12">Le temps s’améliorant</text:span><text:span text:style-name="T21">, ils décidèrent de sortir.</text:span></text:p>
      <text:p text:style-name="P66"/>
      <text:p text:style-name="P48"><text:span text:style-name="T23"><text:tab/></text:span><text:span text:style-name="T21">✓</text:span><text:span text:style-name="T19"> </text:span><text:span text:style-name="T12">Le temps s</text:span><text:span text:style-name="T17">’étant </text:span><text:span text:style-name="T12">amélior</text:span><text:span text:style-name="T17">é</text:span><text:span text:style-name="T21">, ils </text:span><text:span text:style-name="T26">ont </text:span><text:span text:style-name="T21">décid</text:span><text:span text:style-name="T26">é </text:span><text:span text:style-name="T21">de sortir.</text:span></text:p>
      <text:p text:style-name="P66"/>
      <text:p text:style-name="P23"><text:span text:style-name="T123"><text:tab/></text:span><text:span text:style-name="T127">✘</text:span><text:span text:style-name="T124"> </text:span><text:span text:style-name="T132">Epuisée par l’effort</text:span><text:span text:style-name="T126">, elle sort de l’eau.</text:span><text:span text:style-name="T26"> </text:span><text:span text:style-name="T86">[sujet identique : adj.+complément de l’adj. apposé à elle…]</text:span></text:p>
      <text:p text:style-name="P39"/>
      <text:p text:style-name="P103"><text:span text:style-name="T109">[</text:span><text:span text:style-name="T54">N</text:span><text:span text:style-name="T109">] </text:span>proposition subordonnée interrogative <text:span text:style-name="T3">partielle</text:span></text:p>
      <text:p text:style-name="P103"/>
      <text:p text:style-name="P102"><text:span text:style-name="T94"><text:tab/></text:span><text:span text:style-name="T106">■</text:span><text:span text:style-name="T107"> </text:span><text:span text:style-name="T108">complète un verbe en posant une question à laquelle on ne peut</text:span></text:p>
      <text:p text:style-name="P102"><text:span text:style-name="T108"><text:tab/> <text:s text:c="3"/>répondre par « oui » ou par « non ».</text:span></text:p>
      <text:p text:style-name="P38"><text:span text:style-name="T32"><text:tab/></text:span><text:span text:style-name="T33">[</text:span><text:span text:style-name="T61">F</text:span><text:span text:style-name="T33">]</text:span><text:span text:style-name="T32"> </text:span><text:span text:style-name="T64">sujet</text:span><text:span text:style-name="T39"> ou </text:span><text:span text:style-name="T64">COD</text:span><text:span text:style-name="T96"> </text:span><text:span text:style-name="T97">du verbe de la principale</text:span></text:p>
      <text:p text:style-name="P52"/>
      <text:p text:style-name="P48"><text:span text:style-name="T1"><text:tab/></text:span>✓<text:span text:style-name="T18"> Je me demande </text:span><text:span text:style-name="T9">qui chante</text:span><text:span text:style-name="T18">.</text:span></text:p>
      <text:p text:style-name="P48"/>
      <text:p text:style-name="P48"><text:span text:style-name="T1"><text:tab/></text:span>✓<text:span text:style-name="T52"> J’aimerais savoir </text:span><text:span text:style-name="T13">quand tu viendras</text:span><text:span text:style-name="T22">.</text:span></text:p>
      <text:p text:style-name="P68"/>
      <text:p text:style-name="P23"><text:span text:style-name="T87"><text:tab/></text:span><text:span text:style-name="T90">✘</text:span><text:span text:style-name="T88"> </text:span><text:span text:style-name="T89">Je me demande </text:span><text:span text:style-name="T91">s’il viendra demain.</text:span><text:span text:style-name="T85"> </text:span><text:span text:style-name="T82">[on peut répondre par oui/non → </text:span><text:span text:style-name="T83">prop. subor. compl. </text:span><text:span text:style-name="T84">interr. tota</text:span><text:span text:style-name="T82">le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vid CLM1" svg:font-family="'David CLM'"/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font-style="italic" style:font-size-asian="8pt" style:font-style-asian="italic" style:font-size-complex="8pt" style:font-style-complex="italic"/>
    </style:style>
    <style:style style:name="MT3" style:family="text">
      <style:text-properties fo:font-size="8pt" fo:font-style="italic" officeooo:rsid="00b88e05" style:font-size-asian="8pt" style:font-style-asian="italic" style:font-size-complex="8pt" style:font-style-complex="italic"/>
    </style:style>
    <style:style style:name="MT4" style:family="text">
      <style:text-properties fo:font-size="8pt" officeooo:rsid="00b88e05" style:font-size-asian="8pt" style:font-size-complex="8pt"/>
    </style:style>
    <style:style style:name="MT5" style:family="text">
      <style:text-properties officeooo:rsid="00b88e05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es propositions subordonnées d’après la </text:span><text:span text:style-name="MT2">Termin</text:span><text:span text:style-name="MT3">ologie Grammaticale</text:span><text:span text:style-name="MT4"> (juillet 2020)</text:span><text:span text:style-name="MT5"> <text:tab/></text:span><text:span text:style-name="MT6"><text:page-number text:select-page="current">6</text:page-number></text:span><text:span text:style-name="MT6"> / </text:span><text:span text:style-name="MT6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3:04:43.317946789</meta:creation-date>
    <dc:date>2021-03-04T15:45:33.978416312</dc:date>
    <meta:editing-duration>PT2H31M58S</meta:editing-duration>
    <meta:editing-cycles>131</meta:editing-cycles>
    <meta:generator>LibreOffice/7.1.0.3$Linux_X86_64 LibreOffice_project/10$Build-3</meta:generator>
    <meta:document-statistic meta:table-count="0" meta:image-count="0" meta:object-count="0" meta:page-count="6" meta:paragraph-count="159" meta:word-count="1357" meta:character-count="8188" meta:non-whitespace-character-count="6711"/>
  </office:meta>
</office:document-meta>
</file>